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350000020122E92CAEA66B1278.png" manifest:media-type="image/png"/>
  <manifest:file-entry manifest:full-path="Pictures/10000000000001EA000001AD870E727B8B313BB2.png" manifest:media-type="image/png"/>
  <manifest:file-entry manifest:full-path="Pictures/100002010000035D0000019F8532F17B46F21F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3" svg:font-family="Calibri"/>
    <style:font-face style:name="Calibri Light" svg:font-family="'Calibri Light'"/>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7.2611in" fo:margin-left="-0.0854in" fo:margin-top="0in" fo:margin-bottom="0in" table:align="left" style:writing-mode="lr-tb"/>
    </style:style>
    <style:style style:name="Tabla1.A" style:family="table-column">
      <style:table-column-properties style:column-width="0.8771in"/>
    </style:style>
    <style:style style:name="Tabla1.B" style:family="table-column">
      <style:table-column-properties style:column-width="3.5299in"/>
    </style:style>
    <style:style style:name="Tabla1.C" style:family="table-column">
      <style:table-column-properties style:column-width="2.8542in"/>
    </style:style>
    <style:style style:name="Tabla1.1" style:family="table-row">
      <style:table-row-properties fo:keep-together="auto"/>
    </style:style>
    <style:style style:name="Tabla1.A1" style:family="table-cell">
      <style:table-cell-properties fo:background-color="#eeece1" fo:padding-left="0.0681in" fo:padding-right="0.075in" fo:padding-top="0in" fo:padding-bottom="0in" fo:border="0.5pt solid #000001">
        <style:background-image/>
      </style:table-cell-properties>
    </style:style>
    <style:style style:name="Tabla1.A2" style:family="table-cell">
      <style:table-cell-properties fo:background-color="#ffffff" fo:padding-left="0.0681in" fo:padding-right="0.075in" fo:padding-top="0in" fo:padding-bottom="0in" fo:border="0.5pt solid #000001">
        <style:background-image/>
      </style:table-cell-properties>
    </style:style>
    <style:style style:name="Tabla1.A4" style:family="table-cell">
      <style:table-cell-properties fo:background-color="#ffffff" fo:padding-left="0.0681in" fo:padding-right="0.075in" fo:padding-top="0in" fo:padding-bottom="0in" fo:border-left="0.5pt solid #000001" fo:border-right="0.5pt solid #000001" fo:border-top="none" fo:border-bottom="0.5pt solid #000001">
        <style:background-image/>
      </style:table-cell-properties>
    </style:style>
    <style:style style:name="Tabla1.6" style:family="table-row">
      <style:table-row-properties style:min-row-height="0.4958in" fo:keep-together="auto"/>
    </style:style>
    <style:style style:name="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P4"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normal" officeooo:rsid="0092445c" officeooo:paragraph-rsid="00e7fdcf" style:font-size-asian="11pt" style:font-weight-asian="normal" style:font-weight-complex="normal"/>
    </style:style>
    <style:style style:name="P5"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bold" officeooo:paragraph-rsid="000c880e" style:font-size-asian="11pt" style:font-weight-asian="bold" style:font-weight-complex="bold"/>
    </style:style>
    <style:style style:name="P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style:font-name="Calibri1" fo:font-size="11pt" fo:font-weight="bold" officeooo:paragraph-rsid="000e01be" style:font-size-asian="11pt" style:font-weight-asian="bold" style:font-weight-complex="bold"/>
    </style:style>
    <style:style style:name="P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paragraph-rsid="000e01be" fo:background-color="#ffffff" style:font-name-asian="Calibri3" style:font-name-complex="Calibri3"/>
    </style:style>
    <style:style style:name="P8" style:family="paragraph" style:parent-style-name="Standard_20__28_user_29_">
      <style:paragraph-properties fo:margin-left="0in" fo:margin-right="0in" fo:margin-top="0in" fo:margin-bottom="0in" loext:contextual-spacing="false" fo:line-height="115%" fo:text-align="justify" style:justify-single-word="false" fo:text-indent="0in" style:auto-text-indent="false"/>
      <style:text-properties style:font-name="Calibri1" officeooo:paragraph-rsid="0009e7c4"/>
    </style:style>
    <style:style style:name="P9"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officeooo:paragraph-rsid="000b47de"/>
    </style:style>
    <style:style style:name="P10"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7e8b3d" style:font-size-asian="11pt"/>
    </style:style>
    <style:style style:name="P11"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0b47de" style:font-size-asian="11pt"/>
    </style:style>
    <style:style style:name="P12"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1pt" officeooo:paragraph-rsid="0009e7c4" style:font-size-asian="11pt"/>
    </style:style>
    <style:style style:name="P13" style:family="paragraph" style:parent-style-name="Standard_20__28_user_29_">
      <style:paragraph-properties fo:margin-left="0in" fo:margin-right="0in" fo:margin-top="0in" fo:margin-bottom="0in" loext:contextual-spacing="false" fo:line-height="115%" fo:text-indent="0in" style:auto-text-indent="false"/>
      <style:text-properties style:font-name="Calibri1" fo:font-size="11pt" fo:font-weight="bold" officeooo:paragraph-rsid="0009e7c4" style:font-size-asian="11pt" style:font-weight-asian="bold" style:font-weight-complex="bold"/>
    </style:style>
    <style:style style:name="P14" style:family="paragraph" style:parent-style-name="Standard_20__28_user_29_">
      <style:paragraph-properties fo:margin-left="0in" fo:margin-right="0in" fo:margin-top="0in" fo:margin-bottom="0in" loext:contextual-spacing="false" fo:line-height="115%" fo:text-align="justify" style:justify-single-word="false" fo:text-indent="0in" style:auto-text-indent="false"/>
      <style:text-properties style:font-name="Calibri1" fo:font-size="11pt" fo:font-weight="bold" officeooo:paragraph-rsid="0009e7c4" style:font-size-asian="11pt" style:font-weight-asian="bold" style:font-weight-complex="bold"/>
    </style:style>
    <style:style style:name="P15" style:family="paragraph" style:parent-style-name="Standard_20__28_user_29_">
      <style:paragraph-properties fo:margin-left="0in" fo:margin-right="0in" fo:margin-top="0in" fo:margin-bottom="0in" loext:contextual-spacing="false" fo:line-height="115%" fo:text-indent="0in" style:auto-text-indent="false"/>
      <style:text-properties style:font-name="Calibri1" fo:font-weight="bold" officeooo:paragraph-rsid="0009e7c4" style:font-weight-asian="bold" style:font-weight-complex="bold"/>
    </style:style>
    <style:style style:name="P16"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style:font-name="Calibri1" fo:font-size="14pt" fo:font-weight="bold" officeooo:paragraph-rsid="0009e7c4" style:font-size-asian="14pt" style:font-weight-asian="bold" style:font-weight-complex="bold"/>
    </style:style>
    <style:style style:name="P17"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fo:color="#000000" style:font-name="Calibri3" fo:font-size="11pt" fo:font-weight="normal" officeooo:rsid="007c9da1" officeooo:paragraph-rsid="007c9da1" fo:background-color="#ffffff" style:font-name-asian="Calibri3" style:font-size-asian="11pt" style:font-weight-asian="bold" style:font-name-complex="Calibri3"/>
    </style:style>
    <style:style style:name="P18" style:family="paragraph" style:parent-style-name="Standard_20__28_user_29_">
      <style:paragraph-properties fo:margin-left="0in" fo:margin-right="0in" fo:margin-top="0in" fo:margin-bottom="0in" loext:contextual-spacing="false" fo:line-height="115%" fo:text-align="center" style:justify-single-word="false" fo:text-indent="0in" style:auto-text-indent="false"/>
      <style:text-properties fo:color="#000000" style:font-name="Calibri3" fo:font-size="11pt" fo:font-weight="normal" officeooo:paragraph-rsid="007e8b3d" fo:background-color="#ffffff" style:font-name-asian="Calibri3" style:font-size-asian="11pt" style:font-name-complex="Calibri3"/>
    </style:style>
    <style:style style:name="P19" style:family="paragraph" style:parent-style-name="Standard">
      <style:text-properties officeooo:paragraph-rsid="0009e7c4"/>
    </style:style>
    <style:style style:name="P20" style:family="paragraph" style:parent-style-name="Standard">
      <style:text-properties fo:font-variant="normal" fo:text-transform="none" style:text-position="0% 100%" fo:font-style="normal" style:text-underline-style="none" fo:font-weight="normal"/>
    </style:style>
    <style:style style:name="P21" style:family="paragraph" style:parent-style-name="Standard">
      <style:text-properties fo:font-variant="normal" fo:text-transform="none" style:text-position="0% 100%" style:text-underline-style="none" fo:font-weight="normal"/>
    </style:style>
    <style:style style:name="P22"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23"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P24"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P25" style:family="paragraph" style:parent-style-name="Footer">
      <style:paragraph-properties fo:margin-left="0in" fo:margin-right="0.25in" fo:text-align="start" style:justify-single-word="false" fo:text-indent="0in" style:auto-text-indent="false"/>
      <style:text-properties officeooo:paragraph-rsid="0009e7c4"/>
    </style:style>
    <style:style style:name="P26"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P27" style:family="paragraph" style:parent-style-name="Standard_20__28_user_29_">
      <style:text-properties style:font-name="Calibri1" fo:font-size="11pt" fo:font-weight="bold" officeooo:paragraph-rsid="0009e7c4" style:font-size-asian="11pt" style:font-weight-asian="bold" style:font-weight-complex="bold"/>
    </style:style>
    <style:style style:name="P28" style:family="paragraph" style:parent-style-name="Standard_20__28_user_29_">
      <style:paragraph-properties fo:text-align="center" style:justify-single-word="false"/>
      <style:text-properties style:font-name="Calibri1" fo:font-size="10pt" fo:font-weight="bold" officeooo:paragraph-rsid="0009e7c4" style:font-size-asian="10pt" style:font-weight-asian="bold" style:font-size-complex="10pt" style:font-weight-complex="bold"/>
    </style:style>
    <style:style style:name="P29" style:family="paragraph" style:parent-style-name="Standard_20__28_user_29_">
      <style:text-properties style:font-name="Calibri1" fo:font-size="10pt" fo:font-weight="bold" officeooo:rsid="007e9636" officeooo:paragraph-rsid="007e9636" style:font-size-asian="10pt" style:font-weight-asian="bold" style:font-size-complex="10pt" style:font-weight-complex="bold"/>
    </style:style>
    <style:style style:name="P30" style:family="paragraph" style:parent-style-name="Standard_20__28_user_29_">
      <style:text-properties style:font-name="Calibri1" fo:font-size="10pt" fo:font-weight="bold" officeooo:rsid="00896644" officeooo:paragraph-rsid="00896644" style:font-size-asian="10pt" style:font-weight-asian="bold" style:font-size-complex="10pt" style:font-weight-complex="bold"/>
    </style:style>
    <style:style style:name="P31" style:family="paragraph" style:parent-style-name="Standard_20__28_user_29_">
      <style:text-properties style:font-name="Calibri1" fo:font-size="10pt" fo:font-weight="bold" officeooo:rsid="008c7fe6" officeooo:paragraph-rsid="008c7fe6" style:font-size-asian="10pt" style:font-weight-asian="bold" style:font-size-complex="10pt" style:font-weight-complex="bold"/>
    </style:style>
    <style:style style:name="P32" style:family="paragraph" style:parent-style-name="Standard_20__28_user_29_">
      <style:text-properties style:font-name="Calibri1" fo:font-size="10pt" fo:font-weight="bold" officeooo:rsid="00b306b4" officeooo:paragraph-rsid="00b306b4" style:font-size-asian="10pt" style:font-weight-asian="bold" style:font-size-complex="10pt" style:font-weight-complex="bold"/>
    </style:style>
    <style:style style:name="P33" style:family="paragraph" style:parent-style-name="Standard_20__28_user_29_">
      <style:text-properties style:font-name="Calibri1" fo:font-size="10pt" fo:font-weight="bold" officeooo:rsid="00b5a544" officeooo:paragraph-rsid="00b5a544" style:font-size-asian="10pt" style:font-weight-asian="bold" style:font-size-complex="10pt" style:font-weight-complex="bold"/>
    </style:style>
    <style:style style:name="P34" style:family="paragraph" style:parent-style-name="Standard_20__28_user_29_">
      <style:text-properties style:font-name="Calibri1" fo:font-size="10pt" fo:font-weight="bold" officeooo:rsid="00bfff59" officeooo:paragraph-rsid="00bfff59" style:font-size-asian="10pt" style:font-weight-asian="bold" style:font-size-complex="10pt" style:font-weight-complex="bold"/>
    </style:style>
    <style:style style:name="P35" style:family="paragraph" style:parent-style-name="Standard_20__28_user_29_">
      <style:text-properties style:font-name="Calibri1" fo:font-size="10pt" fo:font-weight="bold" officeooo:rsid="00c16781" officeooo:paragraph-rsid="00c16781" style:font-size-asian="10pt" style:font-weight-asian="bold" style:font-size-complex="10pt" style:font-weight-complex="bold"/>
    </style:style>
    <style:style style:name="P36" style:family="paragraph" style:parent-style-name="Standard_20__28_user_29_">
      <style:text-properties style:font-name="Calibri1" fo:font-size="10pt" fo:font-weight="bold" officeooo:rsid="00e20d50" officeooo:paragraph-rsid="00e20d50" style:font-size-asian="10pt" style:font-weight-asian="bold" style:font-size-complex="10pt" style:font-weight-complex="bold"/>
    </style:style>
    <style:style style:name="P37" style:family="paragraph" style:parent-style-name="Standard_20__28_user_29_">
      <style:paragraph-properties fo:text-align="center" style:justify-single-word="false"/>
      <style:text-properties style:font-name="Calibri1" fo:font-size="10pt" fo:font-weight="bold" officeooo:rsid="00e590eb" officeooo:paragraph-rsid="00e590eb" style:font-size-asian="10pt" style:font-weight-asian="bold" style:font-size-complex="10pt" style:font-weight-complex="bold"/>
    </style:style>
    <style:style style:name="P38"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paragraph-rsid="0020f1d6" style:font-size-asian="11pt"/>
    </style:style>
    <style:style style:name="P39" style:family="paragraph" style:parent-style-name="Standard">
      <style:paragraph-properties fo:margin-top="0in" fo:margin-bottom="0in" loext:contextual-spacing="false" fo:line-height="115%" fo:text-align="justify" style:justify-single-word="false">
        <style:tab-stops>
          <style:tab-stop style:position="3in"/>
          <style:tab-stop style:position="6in"/>
        </style:tab-stops>
      </style:paragraph-properties>
      <style:text-properties style:font-name="Calibri1" fo:font-size="11pt" officeooo:rsid="00e6346a" officeooo:paragraph-rsid="00e6346a" style:font-size-asian="11pt"/>
    </style:style>
    <style:style style:name="P40" style:family="paragraph" style:parent-style-name="Standard">
      <style:paragraph-properties fo:margin-top="0in" fo:margin-bottom="0in" loext:contextual-spacing="false" fo:line-height="115%" fo:text-align="justify" style:justify-single-word="false"/>
      <style:text-properties style:font-name="Calibri1" fo:font-size="11pt" fo:font-weight="bold" officeooo:paragraph-rsid="0020f1d6" style:font-size-asian="11pt" style:font-weight-asian="bold" style:font-weight-complex="bold"/>
    </style:style>
    <style:style style:name="P41"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42"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b75bc" fo:background-color="transparent" style:font-name-asian="Calibri3" style:font-weight-asian="bold" style:font-name-complex="Calibri3" style:font-weight-complex="bold"/>
    </style:style>
    <style:style style:name="P43"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0f1d6" fo:background-color="#ffffff" style:font-name-asian="Calibri3" style:font-name-complex="Calibri3"/>
    </style:style>
    <style:style style:name="P44"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7756c" fo:background-color="#ffffff" style:font-name-asian="Calibri3" style:font-name-complex="Calibri3"/>
    </style:style>
    <style:style style:name="P45"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44a6" fo:background-color="#ffffff" style:font-name-asian="Calibri3" style:font-name-complex="Calibri3"/>
    </style:style>
    <style:style style:name="P46"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2b75bc" fo:background-color="#ffffff" style:font-name-asian="Calibri3" style:font-name-complex="Calibri3"/>
    </style:style>
    <style:style style:name="P47"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dd3a4b" fo:background-color="#ffffff" style:font-name-asian="Calibri3" style:font-name-complex="Calibri3"/>
    </style:style>
    <style:style style:name="P48"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98bf" fo:background-color="#ffffff" style:font-name-asian="Calibri3" style:font-size-asian="10pt" style:font-weight-asian="normal" style:font-name-complex="Calibri3" style:font-size-complex="10pt" style:font-weight-complex="normal"/>
    </style:style>
    <style:style style:name="P49"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normal" officeooo:paragraph-rsid="00bb98bf" fo:background-color="#ffffff" style:font-name-asian="Calibri3" style:font-size-asian="10pt" style:font-weight-asian="bold" style:font-name-complex="Calibri3" style:font-size-complex="10pt" style:font-weight-complex="bold"/>
    </style:style>
    <style:style style:name="P50" style:family="paragraph" style:parent-style-name="Standard">
      <style:paragraph-properties fo:margin-top="0in" fo:margin-bottom="0in" loext:contextual-spacing="false" fo:line-height="115%" fo:text-align="justify" style:justify-single-word="false"/>
      <style:text-properties fo:color="#000000" style:font-name="Calibri3" fo:font-size="11pt" fo:font-weight="bold" officeooo:rsid="00bb44a6" officeooo:paragraph-rsid="00bb44a6" fo:background-color="#ffffff" style:font-name-asian="Calibri3" style:font-weight-asian="bold" style:font-name-complex="Calibri3" style:font-weight-complex="bold"/>
    </style:style>
    <style:style style:name="P51"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bold" officeooo:paragraph-rsid="002b75bc" fo:background-color="transparent" style:font-name-asian="Calibri3" style:font-weight-asian="bold" style:font-name-complex="Calibri3" style:font-weight-complex="bold"/>
    </style:style>
    <style:style style:name="P52"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af54a9" fo:background-color="transparent" style:font-name-asian="Calibri3" style:font-weight-asian="normal" style:font-name-complex="Calibri3" style:font-weight-complex="normal"/>
    </style:style>
    <style:style style:name="P53"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db9aea" fo:background-color="transparent" style:font-name-asian="Calibri3" style:font-weight-asian="normal" style:font-name-complex="Calibri3" style:font-weight-complex="normal"/>
    </style:style>
    <style:style style:name="P54" style:family="paragraph" style:parent-style-name="Standard">
      <style:paragraph-properties fo:margin-top="0in" fo:margin-bottom="0in" loext:contextual-spacing="false" fo:line-height="115%" fo:text-align="justify" style:justify-single-word="false"/>
      <style:text-properties style:use-window-font-color="true" style:font-name="Calibri3" fo:font-size="11pt" fo:font-weight="normal" officeooo:paragraph-rsid="00af54a9" fo:background-color="transparent" style:font-name-asian="Calibri3" style:font-name-complex="Calibri3"/>
    </style:style>
    <style:style style:name="P55" style:family="paragraph" style:parent-style-name="Standard">
      <style:paragraph-properties fo:margin-top="0in" fo:margin-bottom="0in" loext:contextual-spacing="false" fo:line-height="115%" fo:text-align="justify" style:justify-single-word="false"/>
      <style:text-properties officeooo:paragraph-rsid="002b75bc"/>
    </style:style>
    <style:style style:name="P56" style:family="paragraph" style:parent-style-name="Standard_20__28_user_29_">
      <style:paragraph-properties fo:margin-top="0in" fo:margin-bottom="0in" loext:contextual-spacing="false" fo:line-height="115%" fo:text-align="justify" style:justify-single-word="false"/>
      <style:text-properties style:font-name="Calibri" fo:font-size="11pt" fo:font-weight="bold" officeooo:paragraph-rsid="0009e7c4" style:font-size-asian="11pt" style:font-weight-asian="bold" style:font-weight-complex="bold"/>
    </style:style>
    <style:style style:name="P57" style:family="paragraph" style:parent-style-name="Standard_20__28_user_29_">
      <style:paragraph-properties fo:margin-top="0in" fo:margin-bottom="0in" loext:contextual-spacing="false" fo:line-height="115%" fo:text-align="justify" style:justify-single-word="false"/>
      <style:text-properties style:font-name="Calibri1" fo:font-size="11pt" fo:font-weight="bold" officeooo:paragraph-rsid="0009e7c4" style:font-size-asian="11pt" style:font-weight-asian="bold" style:font-weight-complex="bold"/>
    </style:style>
    <style:style style:name="P58" style:family="paragraph" style:parent-style-name="Standard_20__28_user_29_">
      <style:paragraph-properties fo:margin-top="0in" fo:margin-bottom="0in" loext:contextual-spacing="false" fo:line-height="115%"/>
      <style:text-properties style:font-name="Calibri1" fo:font-size="11pt" fo:font-weight="bold" officeooo:paragraph-rsid="0009e7c4" style:font-size-asian="11pt" style:font-weight-asian="bold" style:font-weight-complex="bold"/>
    </style:style>
    <style:style style:name="P59" style:family="paragraph" style:parent-style-name="Standard_20__28_user_29_">
      <style:paragraph-properties fo:margin-top="0in" fo:margin-bottom="0in" loext:contextual-spacing="false" fo:line-height="115%" fo:text-align="justify" style:justify-single-word="false"/>
      <style:text-properties style:font-name="Calibri1" officeooo:paragraph-rsid="0009e7c4"/>
    </style:style>
    <style:style style:name="P60" style:family="paragraph" style:parent-style-name="Standard_20__28_user_29_">
      <style:paragraph-properties fo:margin-top="0in" fo:margin-bottom="0in" loext:contextual-spacing="false" fo:line-height="115%" fo:text-align="justify" style:justify-single-word="false"/>
      <style:text-properties style:font-name="Calibri1" fo:font-weight="bold" officeooo:paragraph-rsid="0009e7c4"/>
    </style:style>
    <style:style style:name="P61" style:family="paragraph" style:parent-style-name="Standard_20__28_user_29_">
      <style:paragraph-properties fo:margin-top="0in" fo:margin-bottom="0in" loext:contextual-spacing="false" fo:line-height="115%" fo:text-align="justify" style:justify-single-word="false"/>
      <style:text-properties officeooo:paragraph-rsid="0009e7c4"/>
    </style:style>
    <style:style style:name="P62"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3" fo:font-size="11pt" style:text-underline-style="none" fo:font-weight="normal" officeooo:rsid="007e9636" officeooo:paragraph-rsid="007e9636" fo:background-color="transparent" style:font-name-asian="Calibri3" style:font-name-complex="Calibri3"/>
    </style:style>
    <style:style style:name="P63" style:family="paragraph" style:parent-style-name="Standard" style:list-style-name="L2">
      <style:paragraph-properties fo:line-height="100%" fo:text-align="justify" style:justify-single-word="false">
        <style:tab-stops>
          <style:tab-stop style:position="3in"/>
          <style:tab-stop style:position="6in"/>
        </style:tab-stops>
      </style:paragraph-properties>
      <style:text-properties fo:color="#000000" style:font-name="Calibri3" fo:font-size="11pt" style:text-underline-style="none" fo:font-weight="normal" officeooo:rsid="00975b5b" officeooo:paragraph-rsid="00975b5b" fo:background-color="transparent" style:font-name-asian="Calibri3" style:font-name-complex="Calibri3"/>
    </style:style>
    <style:style style:name="P64"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914d1b" fo:background-color="transparent" style:font-name-asian="Calibri3" style:font-size-asian="10pt" style:font-weight-asian="bold" style:font-name-complex="Calibri3" style:font-size-complex="10pt" style:font-weight-complex="bold"/>
    </style:style>
    <style:style style:name="P65"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10cbcb" fo:background-color="transparent" style:font-name-asian="Calibri3" style:font-size-asian="10pt" style:font-weight-asian="bold" style:font-name-complex="Calibri3" style:font-size-complex="10pt" style:font-weight-complex="bold"/>
    </style:style>
    <style:style style:name="P66"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272bb" officeooo:paragraph-rsid="00b306b4" fo:background-color="transparent" style:font-name-asian="Calibri3" style:font-size-asian="10pt" style:font-weight-asian="bold" style:font-name-complex="Calibri3" style:font-size-complex="10pt" style:font-weight-complex="bold"/>
    </style:style>
    <style:style style:name="P67"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914d1b" officeooo:paragraph-rsid="00914d1b" fo:background-color="transparent" style:font-name-asian="Calibri3" style:font-size-asian="10pt" style:font-weight-asian="bold" style:font-name-complex="Calibri3" style:font-size-complex="10pt" style:font-weight-complex="bold"/>
    </style:style>
    <style:style style:name="P68"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75e1b" officeooo:paragraph-rsid="00875e1b" fo:background-color="transparent" style:font-name-asian="Calibri3" style:font-size-asian="10pt" style:font-weight-asian="bold" style:font-name-complex="Calibri3" style:font-size-complex="10pt" style:font-weight-complex="bold"/>
    </style:style>
    <style:style style:name="P69"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b50198" officeooo:paragraph-rsid="00b50198" fo:background-color="transparent" style:font-name-asian="Calibri3" style:font-size-asian="10pt" style:font-weight-asian="bold" style:font-name-complex="Calibri3" style:font-size-complex="10pt" style:font-weight-complex="bold"/>
    </style:style>
    <style:style style:name="P70"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style:font-name="Calibri3" fo:font-size="11pt" style:text-underline-style="none" fo:font-weight="normal" officeooo:rsid="00808cd3" officeooo:paragraph-rsid="00b306b4" fo:background-color="transparent" style:font-name-asian="Calibri3" style:font-size-asian="10pt" style:font-weight-asian="bold" style:font-name-complex="Calibri3" style:font-size-complex="10pt" style:font-weight-complex="bold"/>
    </style:style>
    <style:style style:name="P71" style:family="paragraph" style:parent-style-name="Standard" style:list-style-name="L7">
      <style:text-properties fo:color="#000000" style:font-name="Calibri3" fo:font-size="11pt" fo:font-weight="normal" officeooo:rsid="00e6346a" fo:background-color="transparent" style:font-name-asian="Calibri3" style:font-name-complex="Calibri3"/>
    </style:style>
    <style:style style:name="P72"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0e4a0" officeooo:paragraph-rsid="0010cbcb" fo:background-color="#ffffff" style:font-name-asian="Calibri3" style:font-size-asian="10pt" style:font-weight-asian="bold" style:font-name-complex="Calibri3" style:font-size-complex="10pt" style:font-weight-complex="bold"/>
    </style:style>
    <style:style style:name="P73"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0e4a0" officeooo:paragraph-rsid="00839485" fo:background-color="#ffffff" style:font-name-asian="Calibri3" style:font-size-asian="10pt" style:font-weight-asian="bold" style:font-name-complex="Calibri3" style:font-size-complex="10pt" style:font-weight-complex="bold"/>
    </style:style>
    <style:style style:name="P74"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4982b" officeooo:paragraph-rsid="0084982b" fo:background-color="#ffffff" style:font-name-asian="Calibri3" style:font-size-asian="10pt" style:font-weight-asian="bold" style:font-name-complex="Calibri3" style:font-size-complex="10pt" style:font-weight-complex="bold"/>
    </style:style>
    <style:style style:name="P75"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39485" officeooo:paragraph-rsid="00839485" fo:background-color="#ffffff" style:font-name-asian="Calibri3" style:font-size-asian="10pt" style:font-weight-asian="bold" style:font-name-complex="Calibri3" style:font-size-complex="10pt" style:font-weight-complex="bold"/>
    </style:style>
    <style:style style:name="P76"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d51c11" officeooo:paragraph-rsid="00d51c11" fo:background-color="#ffffff" style:font-name-asian="Calibri3" style:font-size-asian="10pt" style:font-weight-asian="bold" style:font-name-complex="Calibri3" style:font-size-complex="10pt" style:font-weight-complex="bold"/>
    </style:style>
    <style:style style:name="P77"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adb5d" officeooo:paragraph-rsid="008adb5d" fo:background-color="#ffffff" style:font-name-asian="Calibri3" style:font-size-asian="10pt" style:font-weight-asian="bold" style:font-name-complex="Calibri3" style:font-size-complex="10pt" style:font-weight-complex="bold"/>
    </style:style>
    <style:style style:name="P78"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d6a0c3" officeooo:paragraph-rsid="00d6a0c3" fo:background-color="#ffffff" style:font-name-asian="Calibri3" style:font-size-asian="10pt" style:font-weight-asian="bold" style:font-name-complex="Calibri3" style:font-size-complex="10pt" style:font-weight-complex="bold"/>
    </style:style>
    <style:style style:name="P79"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588c6" officeooo:paragraph-rsid="008588c6" fo:background-color="#ffffff" style:font-name-asian="Calibri3" style:font-size-asian="10pt" style:font-weight-asian="bold" style:font-name-complex="Calibri3" style:font-size-complex="10pt" style:font-weight-complex="bold"/>
    </style:style>
    <style:style style:name="P80"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8c7fe6" officeooo:paragraph-rsid="008c7fe6" fo:background-color="#ffffff" style:font-name-asian="Calibri3" style:font-size-asian="10pt" style:font-weight-asian="bold" style:font-name-complex="Calibri3" style:font-size-complex="10pt" style:font-weight-complex="bold"/>
    </style:style>
    <style:style style:name="P81" style:family="paragraph" style:parent-style-name="Standard" style:list-style-name="L4">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fo:font-weight="normal" officeooo:rsid="00e3aeb2" officeooo:paragraph-rsid="00e3aeb2" fo:background-color="#ffffff" style:font-name-asian="Calibri3" style:font-size-asian="10pt" style:font-weight-asian="bold" style:font-name-complex="Calibri3" style:font-size-complex="10pt" style:font-weight-complex="bold"/>
    </style:style>
    <style:style style:name="P82"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8588c6" fo:background-color="transparent" style:font-name-asian="Calibri3" style:font-size-asian="10pt" style:font-weight-asian="normal" style:font-name-complex="Calibri3" style:font-size-complex="10pt" style:font-weight-complex="normal"/>
    </style:style>
    <style:style style:name="P83" style:family="paragraph" style:parent-style-name="Standard" style:list-style-name="L5">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d5738" officeooo:paragraph-rsid="00dd5738" fo:background-color="transparent" style:font-name-asian="Calibri3" style:font-size-asian="10pt" style:font-weight-asian="normal" style:font-name-complex="Calibri3" style:font-size-complex="10pt" style:font-weight-complex="normal"/>
    </style:style>
    <style:style style:name="P84"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8588c6" fo:background-color="transparent" style:font-name-asian="Calibri3" style:font-weight-asian="bold" style:font-name-complex="Calibri3" style:font-weight-complex="bold"/>
    </style:style>
    <style:style style:name="P85"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de8af4" fo:background-color="transparent" style:font-name-asian="Calibri3" style:font-weight-asian="bold" style:font-name-complex="Calibri3" style:font-weight-complex="bold"/>
    </style:style>
    <style:style style:name="P86"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8588c6" officeooo:paragraph-rsid="00df404d" fo:background-color="transparent" style:font-name-asian="Calibri3" style:font-weight-asian="bold" style:font-name-complex="Calibri3" style:font-weight-complex="bold"/>
    </style:style>
    <style:style style:name="P87"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e8af4" officeooo:paragraph-rsid="00de8af4" fo:background-color="transparent" style:font-name-asian="Calibri3" style:font-weight-asian="bold" style:font-name-complex="Calibri3" style:font-weight-complex="bold"/>
    </style:style>
    <style:style style:name="P88"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e8af4" officeooo:paragraph-rsid="00df404d" fo:background-color="transparent" style:font-name-asian="Calibri3" style:font-weight-asian="bold" style:font-name-complex="Calibri3" style:font-weight-complex="bold"/>
    </style:style>
    <style:style style:name="P89"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f404d" officeooo:paragraph-rsid="00df404d" fo:background-color="transparent" style:font-name-asian="Calibri3" style:font-weight-asian="bold" style:font-name-complex="Calibri3" style:font-weight-complex="bold"/>
    </style:style>
    <style:style style:name="P90"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df404d" officeooo:paragraph-rsid="00e05264" fo:background-color="transparent" style:font-name-asian="Calibri3" style:font-weight-asian="bold" style:font-name-complex="Calibri3" style:font-weight-complex="bold"/>
    </style:style>
    <style:style style:name="P91"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05264" officeooo:paragraph-rsid="00e05264" fo:background-color="transparent" style:font-name-asian="Calibri3" style:font-weight-asian="bold" style:font-name-complex="Calibri3" style:font-weight-complex="bold"/>
    </style:style>
    <style:style style:name="P92"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20d50" officeooo:paragraph-rsid="00e20d50" fo:background-color="transparent" style:font-name-asian="Calibri3" style:font-weight-asian="bold" style:font-name-complex="Calibri3" style:font-weight-complex="bold"/>
    </style:style>
    <style:style style:name="P93"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3aeb2" officeooo:paragraph-rsid="00e3aeb2" fo:background-color="transparent" style:font-name-asian="Calibri3" style:font-weight-asian="bold" style:font-name-complex="Calibri3" style:font-weight-complex="bold"/>
    </style:style>
    <style:style style:name="P94"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699b" officeooo:paragraph-rsid="00e5699b" fo:background-color="transparent" style:font-name-asian="Calibri3" style:font-weight-asian="bold" style:font-name-complex="Calibri3" style:font-weight-complex="bold"/>
    </style:style>
    <style:style style:name="P95" style:family="paragraph" style:parent-style-name="Standard" style:list-style-name="L6">
      <style:paragraph-properties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90eb" officeooo:paragraph-rsid="00e590eb" fo:background-color="transparent" style:font-name-asian="Calibri3" style:font-weight-asian="bold" style:font-name-complex="Calibri3" style:font-weight-complex="bold"/>
    </style:style>
    <style:style style:name="P96" style:family="paragraph" style:parent-style-name="Standard">
      <style:text-properties fo:font-variant="normal" fo:text-transform="none" style:text-position="0% 100%" fo:font-style="normal" style:text-underline-style="none" fo:font-weight="normal"/>
    </style:style>
    <style:style style:name="P97"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9e284" officeooo:paragraph-rsid="000e01be" fo:background-color="#ffffff" style:font-name-asian="Calibri3" style:font-name-complex="Calibri3"/>
    </style:style>
    <style:style style:name="P98"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2445c" officeooo:paragraph-rsid="000e01be" fo:background-color="#ffffff" style:font-name-asian="Calibri3" style:font-name-complex="Calibri3"/>
    </style:style>
    <style:style style:name="P99"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a681fa" officeooo:paragraph-rsid="00a681fa" fo:background-color="#ffffff" style:font-name-asian="Calibri3" style:font-name-complex="Calibri3"/>
    </style:style>
    <style:style style:name="P100" style:family="paragraph" style:parent-style-name="Standard"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3in"/>
          <style:tab-stop style:position="6in"/>
        </style:tab-stops>
      </style:paragraph-properties>
      <style:text-properties fo:color="#000000" style:font-name="Calibri3" fo:font-size="11pt" fo:font-weight="normal" officeooo:rsid="009c8805" officeooo:paragraph-rsid="009c8805" fo:background-color="#ffffff" style:font-name-asian="Calibri3" style:font-name-complex="Calibri3"/>
    </style:style>
    <style:style style:name="P101" style:family="paragraph" style:parent-style-name="Standard" style:list-style-name="L6">
      <style:paragraph-properties fo:margin-top="0in" fo:margin-bottom="0.139in" loext:contextual-spacing="false" fo:line-height="100%" fo:text-align="start" style:justify-single-word="false">
        <style:tab-stops>
          <style:tab-stop style:position="3in"/>
          <style:tab-stop style:position="6in"/>
        </style:tab-stops>
      </style:paragraph-properties>
      <style:text-properties fo:color="#000000" style:text-line-through-style="none" style:text-line-through-type="none" style:font-name="Calibri3" fo:font-size="11pt" style:text-underline-style="none" fo:font-weight="normal" officeooo:rsid="00e590eb" officeooo:paragraph-rsid="00e590eb" fo:background-color="transparent" style:font-name-asian="Calibri3" style:font-weight-asian="bold" style:font-name-complex="Calibri3" style:font-weight-complex="bold"/>
    </style:style>
    <style:style style:name="P102" style:family="paragraph" style:parent-style-name="Standard" style:list-style-name="L7">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103" style:family="paragraph" style:parent-style-name="Standard" style:list-style-name="L8">
      <style:paragraph-properties fo:margin-top="0in" fo:margin-bottom="0in" loext:contextual-spacing="false" fo:line-height="115%" fo:text-align="justify" style:justify-single-word="false"/>
      <style:text-properties fo:color="#000000" style:font-name="Calibri3" fo:font-size="11pt" fo:font-weight="normal" officeooo:rsid="00e6346a" officeooo:paragraph-rsid="00e6346a" fo:background-color="transparent" style:font-name-asian="Calibri3" style:font-name-complex="Calibri3"/>
    </style:style>
    <style:style style:name="P104" style:family="paragraph" style:parent-style-name="Standard_20__28_user_29_" style:master-page-name="Standard">
      <style:paragraph-properties fo:margin-left="0in" fo:margin-right="0in" fo:margin-top="0in" fo:margin-bottom="0in" loext:contextual-spacing="false" fo:line-height="115%" fo:text-align="center" style:justify-single-word="false" fo:text-indent="0in" style:auto-text-indent="false" style:page-number="auto"/>
      <style:text-properties style:font-name="Calibri1" fo:font-size="14pt" fo:font-weight="bold" officeooo:rsid="007c02d5" officeooo:paragraph-rsid="007c02d5" style:font-size-asian="14pt" style:font-weight-asian="bold" style:font-weight-complex="bold"/>
    </style:style>
    <style:style style:name="P105" style:family="paragraph">
      <style:paragraph-properties fo:text-align="center"/>
    </style:style>
    <style:style style:name="P1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style>
    <style:style style:name="T2" style:family="text">
      <style:text-properties fo:font-size="11pt" style:font-size-asian="11pt" style:font-weight-complex="bold"/>
    </style:style>
    <style:style style:name="T3" style:family="text">
      <style:text-properties fo:font-size="11pt" style:font-size-asian="11pt" style:font-weight-asian="bold" style:font-weight-complex="bold"/>
    </style:style>
    <style:style style:name="T4" style:family="text">
      <style:text-properties fo:font-size="11pt" fo:font-weight="bold" style:font-size-asian="11pt" style:font-weight-asian="bold" style:font-weight-complex="bold"/>
    </style:style>
    <style:style style:name="T5" style:family="text">
      <style:text-properties style:font-name="Calibri Light1" fo:font-size="8pt" style:font-size-asian="8pt" style:font-name-complex="Times New Roman" style:font-size-complex="8pt" style:font-weight-complex="bold"/>
    </style:style>
    <style:style style:name="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T7"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T8" style:family="text">
      <style:text-properties style:font-name="Calibri Light1" fo:font-style="italic" style:text-underline-style="none" style:font-style-asian="italic" style:font-name-complex="Times New Roman" style:font-weight-complex="bold"/>
    </style:style>
    <style:style style:name="T9" style:family="text">
      <style:text-properties style:font-name="Calibri Light1" fo:font-style="normal" style:text-underline-style="none" style:font-style-asian="normal" style:font-name-complex="Times New Roman" style:font-style-complex="normal" style:font-weight-complex="bold"/>
    </style:style>
    <style:style style:name="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T11" style:family="text">
      <style:text-properties fo:color="#000000" style:font-name="Calibri Light1" fo:font-size="8pt" style:text-underline-style="none" style:font-size-asian="8pt" style:font-name-complex="Times New Roman" style:font-size-complex="8pt" style:font-weight-complex="bold"/>
    </style:style>
    <style:style style:name="T12" style:family="text">
      <style:text-properties fo:color="#000000" style:font-name="Calibri Light1" fo:font-style="italic" style:text-underline-style="none" style:font-style-asian="italic" style:font-name-complex="Times New Roman" style:font-weight-complex="bold"/>
    </style:style>
    <style:style style:name="T13"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T14" style:family="text">
      <style:text-properties fo:color="#000000" style:font-name="Calibri3" fo:font-size="11pt" fo:font-weight="normal" fo:background-color="transparent" loext:char-shading-value="0" style:font-name-asian="Calibri3" style:font-size-asian="11pt" style:font-name-complex="Calibri3"/>
    </style:style>
    <style:style style:name="T15" style:family="text">
      <style:text-properties fo:color="#000000" style:font-name="Calibri3" fo:font-size="11pt" fo:font-weight="normal" officeooo:rsid="007c9da1" fo:background-color="transparent" loext:char-shading-value="0" style:font-name-asian="Calibri3" style:font-size-asian="11pt" style:font-name-complex="Calibri3"/>
    </style:style>
    <style:style style:name="T16" style:family="text">
      <style:text-properties fo:color="#000000" style:font-name="Calibri3" fo:font-weight="normal" fo:background-color="#ffffff" loext:char-shading-value="0" style:font-name-asian="Calibri3" style:font-name-complex="Calibri3"/>
    </style:style>
    <style:style style:name="T17" style:family="text">
      <style:text-properties fo:color="#000000" style:font-name="Calibri3" fo:font-weight="normal" officeooo:rsid="007e8b3d" fo:background-color="#ffffff" loext:char-shading-value="0" style:font-name-asian="Calibri3" style:font-name-complex="Calibri3"/>
    </style:style>
    <style:style style:name="T18" style:family="text">
      <style:text-properties fo:color="#000000" style:font-name="Calibri3" fo:font-weight="normal" officeooo:rsid="00ac1e38" fo:background-color="#ffffff" loext:char-shading-value="0" style:font-name-asian="Calibri3" style:font-name-complex="Calibri3"/>
    </style:style>
    <style:style style:name="T19" style:family="text">
      <style:text-properties fo:color="#000000" style:font-name="Calibri3" fo:font-weight="normal" officeooo:rsid="00ea7aa3" fo:background-color="#ffffff" loext:char-shading-value="0" style:font-name-asian="Calibri3" style:font-name-complex="Calibri3"/>
    </style:style>
    <style:style style:name="T20" style:family="text">
      <style:text-properties fo:color="#000000" fo:background-color="#ffffff" loext:char-shading-value="0" style:font-weight-asian="normal" style:font-weight-complex="normal"/>
    </style:style>
    <style:style style:name="T21" style:family="text">
      <style:text-properties fo:color="#000000" style:font-name="Calibri2" fo:font-size="11pt" fo:font-weight="normal" fo:background-color="transparent" loext:char-shading-value="0" style:font-name-asian="Calibri3" style:font-size-asian="11pt" style:font-weight-asian="bold" style:font-name-complex="Calibri3" style:font-size-complex="11pt" style:font-weight-complex="bold"/>
    </style:style>
    <style:style style:name="T22"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T23" style:family="text">
      <style:text-properties style:font-name="Calibri1" fo:font-size="11pt" fo:font-weight="bold" style:font-size-asian="11pt" style:font-weight-asian="bold" style:font-weight-complex="bold"/>
    </style:style>
    <style:style style:name="T24" style:family="text">
      <style:text-properties style:font-name="Calibri1" fo:font-size="11pt" fo:font-weight="bold" officeooo:rsid="00778fd8" style:font-size-asian="11pt" style:font-weight-asian="bold" style:font-weight-complex="bold"/>
    </style:style>
    <style:style style:name="T25" style:family="text">
      <style:text-properties style:font-name="Calibri1" fo:font-size="11pt" fo:font-weight="bold" officeooo:rsid="00a4bb4d" style:font-size-asian="11pt" style:font-weight-asian="bold" style:font-weight-complex="bold"/>
    </style:style>
    <style:style style:name="T26" style:family="text">
      <style:text-properties style:font-weight-asian="bold" style:font-weight-complex="bold"/>
    </style:style>
    <style:style style:name="T27" style:family="text">
      <style:text-properties officeooo:rsid="0076819f"/>
    </style:style>
    <style:style style:name="T28" style:family="text">
      <style:text-properties officeooo:rsid="007b271a"/>
    </style:style>
    <style:style style:name="T29" style:family="text">
      <style:text-properties officeooo:rsid="007e8b3d"/>
    </style:style>
    <style:style style:name="T30" style:family="text">
      <style:text-properties officeooo:rsid="0085ecf7"/>
    </style:style>
    <style:style style:name="T31" style:family="text">
      <style:text-properties officeooo:rsid="008bb788"/>
    </style:style>
    <style:style style:name="T32" style:family="text">
      <style:text-properties officeooo:rsid="00914d1b"/>
    </style:style>
    <style:style style:name="T33" style:family="text">
      <style:text-properties officeooo:rsid="00a31fa1"/>
    </style:style>
    <style:style style:name="T34" style:family="text">
      <style:text-properties officeooo:rsid="00a4bb4d"/>
    </style:style>
    <style:style style:name="T35" style:family="text">
      <style:text-properties officeooo:rsid="00aa0846"/>
    </style:style>
    <style:style style:name="T36" style:family="text">
      <style:text-properties officeooo:rsid="00abb69a"/>
    </style:style>
    <style:style style:name="T37" style:family="text">
      <style:text-properties officeooo:rsid="00b067ed"/>
    </style:style>
    <style:style style:name="T38" style:family="text">
      <style:text-properties officeooo:rsid="00bcc1d0"/>
    </style:style>
    <style:style style:name="T39" style:family="text">
      <style:text-properties officeooo:rsid="00be9d5e"/>
    </style:style>
    <style:style style:name="T40" style:family="text">
      <style:text-properties officeooo:rsid="00bfff59"/>
    </style:style>
    <style:style style:name="T41" style:family="text">
      <style:text-properties officeooo:rsid="00c4684f"/>
    </style:style>
    <style:style style:name="T42" style:family="text">
      <style:text-properties style:font-name="Calibri2" fo:font-size="11pt" style:font-size-asian="11pt" style:font-size-complex="11pt"/>
    </style:style>
    <style:style style:name="T43" style:family="text">
      <style:text-properties fo:font-style="normal" style:font-style-asian="normal" style:font-style-complex="normal"/>
    </style:style>
    <style:style style:name="T44" style:family="text">
      <style:text-properties officeooo:rsid="00cb7959"/>
    </style:style>
    <style:style style:name="T45" style:family="text">
      <style:text-properties fo:font-variant="normal" fo:text-transform="none" style:text-position="0% 100%" fo:font-style="italic" style:text-underline-style="none" fo:font-weight="normal" style:font-style-asian="italic"/>
    </style:style>
    <style:style style:name="T46" style:family="text">
      <style:text-properties fo:font-variant="normal" fo:text-transform="none" style:text-position="0% 100%" style:text-underline-style="none" fo:font-weight="normal"/>
    </style:style>
    <style:style style:name="T47" style:family="text">
      <style:text-properties officeooo:rsid="00d33407"/>
    </style:style>
    <style:style style:name="T48" style:family="text">
      <style:text-properties officeooo:rsid="00d6a0c3"/>
    </style:style>
    <style:style style:name="T49" style:family="text">
      <style:text-properties style:font-weight-asian="normal" style:font-weight-complex="normal"/>
    </style:style>
    <style:style style:name="T50" style:family="text">
      <style:text-properties officeooo:rsid="00af54a9" style:font-weight-asian="normal" style:font-weight-complex="normal"/>
    </style:style>
    <style:style style:name="T51" style:family="text">
      <style:text-properties officeooo:rsid="00de8af4"/>
    </style:style>
    <style:style style:name="T52" style:family="text">
      <style:text-properties officeooo:rsid="00df404d"/>
    </style:style>
    <style:style style:name="T53" style:family="text">
      <style:text-properties officeooo:rsid="00e20d50"/>
    </style:style>
    <style:style style:name="T54" style:family="text">
      <style:text-properties officeooo:rsid="00e7fdcf"/>
    </style:style>
    <style:style style:name="T55" style:family="text">
      <style:text-properties officeooo:rsid="00e81e0d"/>
    </style:style>
    <style:style style:name="T56" style:family="text">
      <style:text-properties officeooo:rsid="00ea7aa3"/>
    </style:style>
    <style:style style:name="T57" style:family="text">
      <style:text-properties officeooo:rsid="00eb380c"/>
    </style:style>
    <style:style style:name="T58" style:family="text">
      <style:text-properties officeooo:rsid="00eb96e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GF-0604 Procesamiento de datos geográficos</text:p>
      <text:p text:style-name="P17"/>
      <text:p text:style-name="P17"><text:span text:style-name="T29">Profesor: </text:span>Manuel Vargas Del Valle</text:p>
      <text:p text:style-name="P10">Grupo <text:span text:style-name="T29">1.</text:span> <text:span text:style-name="T29">H</text:span>orario: <text:span text:style-name="T44">lunes de 13 a 16 y jueves de 13 a 16</text:span></text:p>
      <text:p text:style-name="P10">Créditos: <text:span text:style-name="T29">4</text:span></text:p>
      <text:p text:style-name="P10">Requisitos: <text:span text:style-name="T16">GF-0601 Cartografía y Técnicas de Campo o GF-0215 Cartografía Básica;</text:span></text:p>
      <text:p text:style-name="P18">MA-0130 Matemática para Geografía II</text:p>
      <text:p text:style-name="P11">Horas totales semanales: <text:span text:style-name="T56">6</text:span></text:p>
      <text:p text:style-name="P9"><text:span text:style-name="T1"><text:s/></text:span><text:span text:style-name="T14">Correo electrónico: </text:span><text:span text:style-name="T15">mfvargas@gmail.com</text:span></text:p>
      <text:p text:style-name="P12"><text:span text:style-name="T27">I</text:span> ciclo <text:span text:style-name="T27">lectivo</text:span> 20<text:span text:style-name="T28">20</text:span></text:p>
      <text:p text:style-name="P12"/>
      <text:p text:style-name="P15"/>
      <text:p text:style-name="P16">PROGRAMA DEL CURSO</text:p>
      <text:p text:style-name="P13"/>
      <text:p text:style-name="P14">1. DESCRIPCIÓN</text:p>
      <text:p text:style-name="P4">Este es un curso introductorio al procesamiento de datos geográficos mediante el lenguaje de programación R. <text:span text:style-name="T35">Los estudiantes no requieren conocimientos previos en programación de computadoras. Se estudiarán los fundamentos del lenguaje R, sus bibliotecas geoespaciales y sus capacidades para generar gráficos y modelos estadísticos. El enfoque del curso es teórico-práctico, con lecciones teóricas en las que el profesor desarrollará los contenidos y sesiones de laboratorio en las que los estudiantes aplicarán estos contenidos en diversos escenarios de manejo de datos. </text:span></text:p>
      <text:p text:style-name="P5"/>
      <text:p text:style-name="P5"/>
      <text:p text:style-name="P8"><text:span text:style-name="T4">2. OBJETIVOS</text:span> </text:p>
      <text:p text:style-name="P7">Al finalizar el curso, <text:span text:style-name="T36">los estudiantes</text:span> será<text:span text:style-name="T36">n</text:span> capa<text:span text:style-name="T36">ces</text:span> de:</text:p>
      <text:p text:style-name="P7"/>
      <text:list xml:id="list1400108943" text:style-name="L1">
        <text:list-item>
          <text:p text:style-name="P97">Desarrollar programas en el lenguaje de programación R enfocados en el procesamiento de datos geográficos.</text:p>
        </text:list-item>
        <text:list-item>
          <text:p text:style-name="P98">Leer y manipular en R datos geográficos provenientes de diferentes formatos, <text:s/>tanto vectoriales como raster.</text:p>
        </text:list-item>
        <text:list-item>
          <text:p text:style-name="P99">Utilizar R para generar gráficos <text:span text:style-name="T54">y modelos </text:span>estadísticos.</text:p>
        </text:list-item>
        <text:list-item>
          <text:p text:style-name="P100">Aplicar los conocimientos de programación <text:span text:style-name="T33">y visualización de datos </text:span>en diversos <text:span text:style-name="T34">escenarios sociales y ambientales.</text:span></text:p>
        </text:list-item>
        <text:list-item>
          <text:p text:style-name="P100">Aprender a utilizar herramientas y protocolos para compartir y documentar programas.</text:p>
        </text:list-item>
      </text:list>
      <text:p text:style-name="P7"/>
      <text:p text:style-name="P6"><text:soft-page-break/></text:p>
      <text:p text:style-name="P14">3. CONTENIDO DEL CURSO</text:p>
      <text:p text:style-name="P27"/>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8">SEMANA</text:p>
          </table:table-cell>
          <table:table-cell table:style-name="Tabla1.A1" office:value-type="string">
            <text:p text:style-name="P28">CONTENIDO</text:p>
          </table:table-cell>
          <table:table-cell table:style-name="Tabla1.A1" office:value-type="string">
            <text:p text:style-name="P28">LECTURA OBLIGATORIA</text:p>
          </table:table-cell>
        </table:table-row>
        <table:table-row table:style-name="Tabla1.1">
          <table:table-cell table:style-name="Tabla1.A2" office:value-type="string">
            <text:p text:style-name="P29">1</text:p>
          </table:table-cell>
          <table:table-cell table:style-name="Tabla1.A2" office:value-type="string">
            <text:list xml:id="list3602216629" text:style-name="L2">
              <text:list-item>
                <text:p text:style-name="P62">Arquitectura de computadoras</text:p>
              </text:list-item>
              <text:list-item>
                <text:p text:style-name="P62">Lenguajes de programación</text:p>
              </text:list-item>
              <text:list-item>
                <text:p text:style-name="P63">Procesamiento de datos geográficos</text:p>
              </text:list-item>
              <text:list-item>
                <text:p text:style-name="P64">Herramientas para desarrollo de software</text:p>
                <text:list>
                  <text:list-item>
                    <text:p text:style-name="P67"><text:span text:style-name="T54">Instalación de l</text:span>a plataforma Anaconda</text:p>
                  </text:list-item>
                </text:list>
              </text:list-item>
            </text:list>
          </table:table-cell>
          <table:table-cell table:style-name="Tabla1.A2" office:value-type="string">
            <text:p text:style-name="P20"><text:reference-mark-start text:name="ZOTERO_ITEM CSL_CITATION {&quot;citationID&quot;:&quot;Nb9gq9sC&quot;,&quot;properties&quot;:{&quot;formattedCitation&quot;:&quot;(Singleton &amp; Arribas\\uc0\\u8208{}Bel, 2019)&quot;,&quot;plainCitation&quot;:&quot;(Singleton &amp; Arribas‐Bel, 2019)&quot;,&quot;noteIndex&quot;:0},&quot;citationItems&quot;:[{&quot;id&quot;:41,&quot;uris&quot;:[&quot;http://zotero.org/users/6139133/items/ASH7SE7U&quot;],&quot;uri&quot;:[&quot;http://zotero.org/users/6139133/items/ASH7SE7U&quot;],&quot;itemData&quot;:{&quot;id&quot;:41,&quot;type&quot;:&quot;article-journal&quot;,&quot;container-title&quot;:&quot;Geographical Analysis&quot;,&quot;DOI&quot;:&quot;10.1111/gean.12194&quot;,&quot;ISSN&quot;:&quot;0016-7363, 1538-4632&quot;,&quot;journalAbbreviation&quot;:&quot;Geogr Anal&quot;,&quot;language&quot;:&quot;en&quot;,&quot;page&quot;:&quot;gean.12194&quot;,&quot;source&quot;:&quot;DOI.org (Crossref)&quot;,&quot;title&quot;:&quot;Geographic Data Science&quot;,&quot;URL&quot;:&quot;https://onlinelibrary.wiley.com/doi/abs/10.1111/gean.12194&quot;,&quot;author&quot;:[{&quot;family&quot;:&quot;Singleton&quot;,&quot;given&quot;:&quot;Alex&quot;},{&quot;family&quot;:&quot;Arribas‐Bel&quot;,&quot;given&quot;:&quot;Daniel&quot;}],&quot;accessed&quot;:{&quot;date-parts&quot;:[[&quot;2020&quot;,3,1]]},&quot;issued&quot;:{&quot;date-parts&quot;:[[&quot;2019&quot;,4,4]]}}}],&quot;schema&quot;:&quot;https://github.com/citation-style-language/schema/raw/master/csl-citation.json&quot;} RNDcu7Kp0IZWs"/>(Singleton &amp; Arribas‐Bel, 2019)<text:reference-mark-end text:name="ZOTERO_ITEM CSL_CITATION {&quot;citationID&quot;:&quot;Nb9gq9sC&quot;,&quot;properties&quot;:{&quot;formattedCitation&quot;:&quot;(Singleton &amp; Arribas\\uc0\\u8208{}Bel, 2019)&quot;,&quot;plainCitation&quot;:&quot;(Singleton &amp; Arribas‐Bel, 2019)&quot;,&quot;noteIndex&quot;:0},&quot;citationItems&quot;:[{&quot;id&quot;:41,&quot;uris&quot;:[&quot;http://zotero.org/users/6139133/items/ASH7SE7U&quot;],&quot;uri&quot;:[&quot;http://zotero.org/users/6139133/items/ASH7SE7U&quot;],&quot;itemData&quot;:{&quot;id&quot;:41,&quot;type&quot;:&quot;article-journal&quot;,&quot;container-title&quot;:&quot;Geographical Analysis&quot;,&quot;DOI&quot;:&quot;10.1111/gean.12194&quot;,&quot;ISSN&quot;:&quot;0016-7363, 1538-4632&quot;,&quot;journalAbbreviation&quot;:&quot;Geogr Anal&quot;,&quot;language&quot;:&quot;en&quot;,&quot;page&quot;:&quot;gean.12194&quot;,&quot;source&quot;:&quot;DOI.org (Crossref)&quot;,&quot;title&quot;:&quot;Geographic Data Science&quot;,&quot;URL&quot;:&quot;https://onlinelibrary.wiley.com/doi/abs/10.1111/gean.12194&quot;,&quot;author&quot;:[{&quot;family&quot;:&quot;Singleton&quot;,&quot;given&quot;:&quot;Alex&quot;},{&quot;family&quot;:&quot;Arribas‐Bel&quot;,&quot;given&quot;:&quot;Daniel&quot;}],&quot;accessed&quot;:{&quot;date-parts&quot;:[[&quot;2020&quot;,3,1]]},&quot;issued&quot;:{&quot;date-parts&quot;:[[&quot;2019&quot;,4,4]]}}}],&quot;schema&quot;:&quot;https://github.com/citation-style-language/schema/raw/master/csl-citation.json&quot;} RNDcu7Kp0IZWs"/></text:p>
            <text:p text:style-name="P21"/>
            <text:p text:style-name="Standard"><text:reference-mark-start text:name="ZOTERO_ITEM CSL_CITATION {&quot;citationID&quot;:&quot;kM9GWSBU&quot;,&quot;properties&quot;:{&quot;formattedCitation&quot;:&quot;(Tutorial sobre Conda: {\\i{}Introductory Material: Introduction to Conda}, s/f)&quot;,&quot;plainCitation&quot;:&quot;(Tutorial sobre Conda: Introductory Material: Introduction to Conda, s/f)&quot;,&quot;noteIndex&quot;:0},&quot;citationItems&quot;:[{&quot;id&quot;:43,&quot;uris&quot;:[&quot;http://zotero.org/users/6139133/items/IJBYFTWK&quot;],&quot;uri&quot;:[&quot;http://zotero.org/users/6139133/items/IJBYFTWK&quot;],&quot;itemData&quot;:{&quot;id&quot;:43,&quot;type&quot;:&quot;webpage&quot;,&quot;title&quot;:&quot;Introductory Material: Introduction to Conda&quot;,&quot;URL&quot;:&quot;https://geohackweek.github.io/Introductory/01-conda-tutorial/&quot;,&quot;accessed&quot;:{&quot;date-parts&quot;:[[&quot;2020&quot;,3,1]]}},&quot;prefix&quot;:&quot;Tutorial sobre Conda:&quot;}],&quot;schema&quot;:&quot;https://github.com/citation-style-language/schema/raw/master/csl-citation.json&quot;} RNDVeeSxkJDPP"/><text:span text:style-name="T46">(Tutorial sobre Conda: </text:span><text:span text:style-name="T45">Introductory Material: Introduction to Conda</text:span><text:span text:style-name="T46">, s/f)</text:span><text:reference-mark-end text:name="ZOTERO_ITEM CSL_CITATION {&quot;citationID&quot;:&quot;kM9GWSBU&quot;,&quot;properties&quot;:{&quot;formattedCitation&quot;:&quot;(Tutorial sobre Conda: {\\i{}Introductory Material: Introduction to Conda}, s/f)&quot;,&quot;plainCitation&quot;:&quot;(Tutorial sobre Conda: Introductory Material: Introduction to Conda, s/f)&quot;,&quot;noteIndex&quot;:0},&quot;citationItems&quot;:[{&quot;id&quot;:43,&quot;uris&quot;:[&quot;http://zotero.org/users/6139133/items/IJBYFTWK&quot;],&quot;uri&quot;:[&quot;http://zotero.org/users/6139133/items/IJBYFTWK&quot;],&quot;itemData&quot;:{&quot;id&quot;:43,&quot;type&quot;:&quot;webpage&quot;,&quot;title&quot;:&quot;Introductory Material: Introduction to Conda&quot;,&quot;URL&quot;:&quot;https://geohackweek.github.io/Introductory/01-conda-tutorial/&quot;,&quot;accessed&quot;:{&quot;date-parts&quot;:[[&quot;2020&quot;,3,1]]}},&quot;prefix&quot;:&quot;Tutorial sobre Conda:&quot;}],&quot;schema&quot;:&quot;https://github.com/citation-style-language/schema/raw/master/csl-citation.json&quot;} RNDVeeSxkJDPP"/></text:p>
          </table:table-cell>
        </table:table-row>
        <table:table-row table:style-name="Tabla1.1">
          <table:table-cell table:style-name="Tabla1.A2" office:value-type="string">
            <text:p text:style-name="P29">2</text:p>
          </table:table-cell>
          <table:table-cell table:style-name="Tabla1.A2" office:value-type="string">
            <text:list xml:id="list2750270044" text:style-name="L3">
              <text:list-item>
                <text:p text:style-name="P65">Herramientas para desarrollo de software <text:span text:style-name="T32">(continuación)</text:span></text:p>
                <text:list>
                  <text:list-item>
                    <text:p text:style-name="P68">Interfaces de línea de comandos</text:p>
                    <text:list>
                      <text:list-item>
                        <text:p text:style-name="P69">La biblioteca GDAL/OGR para datos geoespaciales</text:p>
                      </text:list-item>
                    </text:list>
                  </text:list-item>
                </text:list>
              </text:list-item>
            </text:list>
          </table:table-cell>
          <table:table-cell table:style-name="Tabla1.A2" office:value-type="string">
            <text:p text:style-name="Standard"><text:reference-mark-start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span text:style-name="T46">(Tutorial sobre interfaces de línea de comandos: </text:span><text:span text:style-name="T45">Learn the Command Line | Codecademy</text:span><text:span text:style-name="T46">, s/f)</text:span><text:reference-mark-end text:name="ZOTERO_ITEM CSL_CITATION {&quot;citationID&quot;:&quot;dj2I0dH1&quot;,&quot;properties&quot;:{&quot;formattedCitation&quot;:&quot;(Tutorial sobre interfaces de l\\uc0\\u237{}nea de comandos: {\\i{}Learn the Command Line | Codecademy}, s/f)&quot;,&quot;plainCitation&quot;:&quot;(Tutorial sobre interfaces de línea de comandos: Learn the Command Line | Codecademy, s/f)&quot;,&quot;noteIndex&quot;:0},&quot;citationItems&quot;:[{&quot;id&quot;:49,&quot;uris&quot;:[&quot;http://zotero.org/users/6139133/items/DXMQLC9X&quot;],&quot;uri&quot;:[&quot;http://zotero.org/users/6139133/items/DXMQLC9X&quot;],&quot;itemData&quot;:{&quot;id&quot;:49,&quot;type&quot;:&quot;webpage&quot;,&quot;title&quot;:&quot;Learn the Command Line | Codecademy&quot;,&quot;URL&quot;:&quot;https://www.codecademy.com/learn/learn-the-command-line&quot;,&quot;accessed&quot;:{&quot;date-parts&quot;:[[&quot;2020&quot;,3,1]]}},&quot;prefix&quot;:&quot;Tutorial sobre interfaces de línea de comandos:&quot;}],&quot;schema&quot;:&quot;https://github.com/citation-style-language/schema/raw/master/csl-citation.json&quot;} RNDxpZ6bs707w"/></text:p>
            <text:p text:style-name="Standard"/>
            <text:p text:style-name="Standard"><text:reference-mark-start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Library Catalog: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IofiiKFBtv"/>(Tutorial sobre GDAL/OGR: Miksch, 2019)<text:reference-mark-end text:name="ZOTERO_ITEM CSL_CITATION {&quot;citationID&quot;:&quot;2xynOcRw&quot;,&quot;properties&quot;:{&quot;formattedCitation&quot;:&quot;(Tutorial sobre GDAL/OGR: Miksch, 2019)&quot;,&quot;plainCitation&quot;:&quot;(Tutorial sobre GDAL/OGR: Miksch, 2019)&quot;,&quot;noteIndex&quot;:0},&quot;citationItems&quot;:[{&quot;id&quot;:51,&quot;uris&quot;:[&quot;http://zotero.org/users/6139133/items/AGTN73K7&quot;],&quot;uri&quot;:[&quot;http://zotero.org/users/6139133/items/AGTN73K7&quot;],&quot;itemData&quot;:{&quot;id&quot;:51,&quot;type&quot;:&quot;webpage&quot;,&quot;abstract&quot;:&quot;This blogpost gives in an introduction to GDAL/OGR and explains how the various command line tools can be used.\n    GDAL/OGR is a library that can read many different vector and raster formats. It is written in C/C++ and is published under a Open Source licence. It can also be accessed with other programming languages like Python or R. There are numerous programs for the command line which will be described in more detail in this blog post.&quot;,&quot;container-title&quot;:&quot;Jakob Miksch&quot;,&quot;language&quot;:&quot;en&quot;,&quot;note&quot;:&quot;Library Catalog: jakobmiksch.eu&quot;,&quot;title&quot;:&quot;GDAL/OGR - Automated Geodata Processing&quot;,&quot;URL&quot;:&quot;https://jakobmiksch.eu/post/gdal_ogr/&quot;,&quot;author&quot;:[{&quot;family&quot;:&quot;Miksch&quot;,&quot;given&quot;:&quot;Jakob&quot;}],&quot;accessed&quot;:{&quot;date-parts&quot;:[[&quot;2020&quot;,3,1]]},&quot;issued&quot;:{&quot;date-parts&quot;:[[&quot;2019&quot;,9,20]]}},&quot;prefix&quot;:&quot;Tutorial sobre GDAL/OGR:&quot;}],&quot;schema&quot;:&quot;https://github.com/citation-style-language/schema/raw/master/csl-citation.json&quot;} RNDIofiiKFBtv"/></text:p>
          </table:table-cell>
        </table:table-row>
        <table:table-row table:style-name="Tabla1.1">
          <table:table-cell table:style-name="Tabla1.A4" office:value-type="string">
            <text:p text:style-name="P32">3</text:p>
          </table:table-cell>
          <table:table-cell table:style-name="Tabla1.A4" office:value-type="string">
            <text:list xml:id="list101154883099287" text:continue-numbering="true" text:style-name="L3">
              <text:list-item>
                <text:p text:style-name="P66">Herramientas para desarrollo de software <text:span text:style-name="T32">(continuación)</text:span></text:p>
                <text:list>
                  <text:list-item>
                    <text:p text:style-name="P70">El protocolo Git</text:p>
                  </text:list-item>
                  <text:list-item>
                    <text:p text:style-name="P70">La sintaxis Markdown</text:p>
                  </text:list-item>
                </text:list>
              </text:list-item>
            </text:list>
          </table:table-cell>
          <table:table-cell table:style-name="Tabla1.A4" office:value-type="string">
            <text:p text:style-name="Standard"><text:reference-mark-start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Library Catalog: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o7WLQYifXn"/><text:span text:style-name="T46">(Tutorial sobre Git: </text:span><text:span text:style-name="T45">The Best Git Tutorials</text:span><text:span text:style-name="T46">, 2019)</text:span><text:reference-mark-end text:name="ZOTERO_ITEM CSL_CITATION {&quot;citationID&quot;:&quot;wUvU1tPf&quot;,&quot;properties&quot;:{&quot;formattedCitation&quot;:&quot;(Tutorial sobre Git: {\\i{}The Best Git Tutorials}, 2019)&quot;,&quot;plainCitation&quot;:&quot;(Tutorial sobre Git: The Best Git Tutorials, 2019)&quot;,&quot;noteIndex&quot;:0},&quot;citationItems&quot;:[{&quot;id&quot;:45,&quot;uris&quot;:[&quot;http://zotero.org/users/6139133/items/VV535SU4&quot;],&quot;uri&quot;:[&quot;http://zotero.org/users/6139133/items/VV535SU4&quot;],&quot;itemData&quot;:{&quot;id&quot;:45,&quot;type&quot;:&quot;webpage&quot;,&quot;abstract&quot;:&quot;Git is an open source distributed version control system created in 2005 by\nLinus Torvalds and others from the Linux development community. Git can work\nwith many types of projects, but it’s most commonly used for software source\ncode.\n\nVersion control is a system that keeps track of changes to a file or group of\nfiles over time. When you have a history of these changes, it lets you find\nspecific versions later, compare changes between versions, recover files you may\nhave deleted, or revert file&quot;,&quot;container-title&quot;:&quot;freeCodeCamp.org&quot;,&quot;language&quot;:&quot;en&quot;,&quot;note&quot;:&quot;Library Catalog: www.freecodecamp.org&quot;,&quot;title&quot;:&quot;The Best Git Tutorials&quot;,&quot;URL&quot;:&quot;https://www.freecodecamp.org/news/best-git-tutorial/&quot;,&quot;accessed&quot;:{&quot;date-parts&quot;:[[&quot;2020&quot;,3,1]]},&quot;issued&quot;:{&quot;date-parts&quot;:[[&quot;2019&quot;,11,21]]}},&quot;prefix&quot;:&quot;Tutorial sobre Git:&quot;}],&quot;schema&quot;:&quot;https://github.com/citation-style-language/schema/raw/master/csl-citation.json&quot;} RNDo7WLQYifXn"/></text:p>
            <text:p text:style-name="Standard"/>
            <text:p text:style-name="Standard"><text:reference-mark-start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span text:style-name="T46">(Tutorial sobre Markdown: </text:span><text:span text:style-name="T45">Markdown Tutorial</text:span><text:span text:style-name="T46">, s/f)</text:span><text:reference-mark-end text:name="ZOTERO_ITEM CSL_CITATION {&quot;citationID&quot;:&quot;w66rHaSo&quot;,&quot;properties&quot;:{&quot;formattedCitation&quot;:&quot;(Tutorial sobre Markdown: {\\i{}Markdown Tutorial}, s/f)&quot;,&quot;plainCitation&quot;:&quot;(Tutorial sobre Markdown: Markdown Tutorial, s/f)&quot;,&quot;noteIndex&quot;:0},&quot;citationItems&quot;:[{&quot;id&quot;:47,&quot;uris&quot;:[&quot;http://zotero.org/users/6139133/items/SZQXYISY&quot;],&quot;uri&quot;:[&quot;http://zotero.org/users/6139133/items/SZQXYISY&quot;],&quot;itemData&quot;:{&quot;id&quot;:47,&quot;type&quot;:&quot;webpage&quot;,&quot;title&quot;:&quot;Markdown Tutorial&quot;,&quot;URL&quot;:&quot;https://www.markdowntutorial.com/&quot;,&quot;accessed&quot;:{&quot;date-parts&quot;:[[&quot;2020&quot;,3,1]]}},&quot;prefix&quot;:&quot;Tutorial sobre Markdown:&quot;}],&quot;schema&quot;:&quot;https://github.com/citation-style-language/schema/raw/master/csl-citation.json&quot;} RND7TdvFusDmD"/></text:p>
          </table:table-cell>
        </table:table-row>
        <table:table-row table:style-name="Tabla1.1">
          <table:table-cell table:style-name="Tabla1.A2" office:value-type="string">
            <text:p text:style-name="P33">4</text:p>
          </table:table-cell>
          <table:table-cell table:style-name="Tabla1.A2" office:value-type="string">
            <text:list xml:id="list3530969514" text:style-name="L4">
              <text:list-item>
                <text:p text:style-name="P72">El lenguaje de programación R</text:p>
                <text:list>
                  <text:list-item>
                    <text:p text:style-name="P74"><text:span text:style-name="T48">La interfaz de</text:span> RStudio</text:p>
                  </text:list-item>
                  <text:list-item>
                    <text:p text:style-name="P75">Tipos de datos, variables y operadores</text:p>
                  </text:list-item>
                  <text:list-item>
                    <text:p text:style-name="P75">Funciones</text:p>
                  </text:list-item>
                  <text:list-item>
                    <text:p text:style-name="P76">Paquetes</text:p>
                  </text:list-item>
                </text:list>
              </text:list-item>
            </text:list>
          </table:table-cell>
          <table:table-cell table:style-name="Tabla1.A2" office:value-type="string">
            <text:p text:style-name="P20"><text:reference-mark-start text:name="ZOTERO_ITEM CSL_CITATION {&quot;citationID&quot;:&quot;u3FEmNfa&quot;,&quot;properties&quot;:{&quot;formattedCitation&quot;:&quot;(Grolemund &amp; Wickham, 2014, Cap\\uc0\\u237{}tulo 2)&quot;,&quot;plainCitation&quot;:&quot;(Grolemund &amp; Wickham, 2014, Capítulo 2)&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2&quot;,&quot;label&quot;:&quot;chapter&quot;}],&quot;schema&quot;:&quot;https://github.com/citation-style-language/schema/raw/master/csl-citation.json&quot;} RNDqxEPq27s2D"/>(Grolemund &amp; Wickham, 2014, Capítulo 2)<text:reference-mark-end text:name="ZOTERO_ITEM CSL_CITATION {&quot;citationID&quot;:&quot;u3FEmNfa&quot;,&quot;properties&quot;:{&quot;formattedCitation&quot;:&quot;(Grolemund &amp; Wickham, 2014, Cap\\uc0\\u237{}tulo 2)&quot;,&quot;plainCitation&quot;:&quot;(Grolemund &amp; Wickham, 2014, Capítulo 2)&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2&quot;,&quot;label&quot;:&quot;chapter&quot;}],&quot;schema&quot;:&quot;https://github.com/citation-style-language/schema/raw/master/csl-citation.json&quot;} RNDqxEPq27s2D"/></text:p>
            <text:p text:style-name="Standard"/>
            <text:p text:style-name="P20"><text:reference-mark-start text:name="ZOTERO_ITEM CSL_CITATION {&quot;citationID&quot;:&quot;duxJHpod&quot;,&quot;properties&quot;:{&quot;formattedCitation&quot;:&quot;(Grolemund &amp; Wickham, 2014, Cap\\uc0\\u237{}tulo 3)&quot;,&quot;plainCitation&quot;:&quot;(Grolemund &amp; Wickham, 2014, Capítulo 3)&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3&quot;,&quot;label&quot;:&quot;chapter&quot;}],&quot;schema&quot;:&quot;https://github.com/citation-style-language/schema/raw/master/csl-citation.json&quot;} RNDlzL0WWnkFq"/>(Grolemund &amp; Wickham, 2014, Capítulo 3)<text:reference-mark-end text:name="ZOTERO_ITEM CSL_CITATION {&quot;citationID&quot;:&quot;duxJHpod&quot;,&quot;properties&quot;:{&quot;formattedCitation&quot;:&quot;(Grolemund &amp; Wickham, 2014, Cap\\uc0\\u237{}tulo 3)&quot;,&quot;plainCitation&quot;:&quot;(Grolemund &amp; Wickham, 2014, Capítulo 3)&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3&quot;,&quot;label&quot;:&quot;chapter&quot;}],&quot;schema&quot;:&quot;https://github.com/citation-style-language/schema/raw/master/csl-citation.json&quot;} RNDlzL0WWnkFq"/></text:p>
          </table:table-cell>
        </table:table-row>
        <table:table-row table:style-name="Tabla1.6">
          <table:table-cell table:style-name="Tabla1.A2" table:number-columns-spanned="3" office:value-type="string">
            <text:p text:style-name="P37"/>
            <text:p text:style-name="P37">SEMANA SANTA</text:p>
          </table:table-cell>
          <table:covered-table-cell/>
          <table:covered-table-cell/>
        </table:table-row>
        <table:table-row table:style-name="Tabla1.1">
          <table:table-cell table:style-name="Tabla1.A4" office:value-type="string">
            <text:p text:style-name="P34">5</text:p>
          </table:table-cell>
          <table:table-cell table:style-name="Tabla1.A4" office:value-type="string">
            <text:list xml:id="list101154878792496" text:continue-numbering="true" text:style-name="L4">
              <text:list-item>
                <text:p text:style-name="P77">El lenguaje de programación R <text:span text:style-name="T31">(continuación)</text:span></text:p>
                <text:list>
                  <text:list-item>
                    <text:p text:style-name="P78">Objetos</text:p>
                    <text:list>
                      <text:list-item>
                        <text:p text:style-name="P78">Vectores</text:p>
                      </text:list-item>
                      <text:list-item>
                        <text:p text:style-name="P78">Matrices</text:p>
                      </text:list-item>
                      <text:list-item>
                        <text:p text:style-name="P78">Data Frames</text:p>
                      </text:list-item>
                    </text:list>
                  </text:list-item>
                </text:list>
              </text:list-item>
            </text:list>
          </table:table-cell>
          <table:table-cell table:style-name="Tabla1.A4" office:value-type="string">
            <text:p text:style-name="P20"><text:reference-mark-start text:name="ZOTERO_ITEM CSL_CITATION {&quot;citationID&quot;:&quot;QZXVGvYW&quot;,&quot;properties&quot;:{&quot;formattedCitation&quot;:&quot;(Grolemund &amp; Wickham, 2014, Cap\\uc0\\u237{}tulo 5)&quot;,&quot;plainCitation&quot;:&quot;(Grolemund &amp; Wickham, 2014, Capítulo 5)&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5&quot;,&quot;label&quot;:&quot;chapter&quot;}],&quot;schema&quot;:&quot;https://github.com/citation-style-language/schema/raw/master/csl-citation.json&quot;} RNDxGQKuHjwpr"/>(Grolemund &amp; Wickham, 2014, Capítulo 5)<text:reference-mark-end text:name="ZOTERO_ITEM CSL_CITATION {&quot;citationID&quot;:&quot;QZXVGvYW&quot;,&quot;properties&quot;:{&quot;formattedCitation&quot;:&quot;(Grolemund &amp; Wickham, 2014, Cap\\uc0\\u237{}tulo 5)&quot;,&quot;plainCitation&quot;:&quot;(Grolemund &amp; Wickham, 2014, Capítulo 5)&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5&quot;,&quot;label&quot;:&quot;chapter&quot;}],&quot;schema&quot;:&quot;https://github.com/citation-style-language/schema/raw/master/csl-citation.json&quot;} RNDxGQKuHjwpr"/></text:p>
            <text:p text:style-name="Standard"/>
            <text:p text:style-name="P20"><text:reference-mark-start text:name="ZOTERO_ITEM CSL_CITATION {&quot;citationID&quot;:&quot;Y2E7ZOUo&quot;,&quot;properties&quot;:{&quot;formattedCitation&quot;:&quot;(Wickham &amp; Grolemund, 2017, Cap\\uc0\\u237{}tulo 6)&quot;,&quot;plainCitation&quot;:&quot;(Wickham &amp; Grolemund, 2017, Capítulo 6)&quot;,&quot;noteIndex&quot;:0},&quot;citationItems&quot;:[{&quot;id&quot;:53,&quot;uris&quot;:[&quot;http://zotero.org/users/6139133/items/DGZ8QZBQ&quot;],&quot;uri&quot;:[&quot;http://zotero.org/users/6139133/items/DGZ8QZBQ&quot;],&quot;itemData&quot;:{&quot;id&quot;:53,&quot;type&quot;:&quot;book&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edition&quot;:&quot;1 edition&quot;,&quot;event-place&quot;:&quot;Sebastopol, CA&quot;,&quot;ISBN&quot;:&quot;978-1-4919-1039-9&quot;,&quot;language&quot;:&quot;English&quot;,&quot;number-of-pages&quot;:&quot;520&quot;,&quot;publisher&quot;:&quot;O'Reilly Media&quot;,&quot;publisher-place&quot;:&quot;Sebastopol, CA&quot;,&quot;source&quot;:&quot;Amazon&quot;,&quot;title&quot;:&quot;R for Data Science: Import, Tidy, Transform, Visualize, and Model Data&quot;,&quot;title-short&quot;:&quot;R for Data Science&quot;,&quot;author&quot;:[{&quot;family&quot;:&quot;Wickham&quot;,&quot;given&quot;:&quot;Hadley&quot;},{&quot;family&quot;:&quot;Grolemund&quot;,&quot;given&quot;:&quot;Garrett&quot;}],&quot;issued&quot;:{&quot;date-parts&quot;:[[&quot;2017&quot;,1,10]]}},&quot;locator&quot;:&quot;6&quot;,&quot;label&quot;:&quot;chapter&quot;}],&quot;schema&quot;:&quot;https://github.com/citation-style-language/schema/raw/master/csl-citation.json&quot;} RND50nkJ0IhE1"/>(Wickham &amp; Grolemund, 2017, Capítulo 6)<text:reference-mark-end text:name="ZOTERO_ITEM CSL_CITATION {&quot;citationID&quot;:&quot;Y2E7ZOUo&quot;,&quot;properties&quot;:{&quot;formattedCitation&quot;:&quot;(Wickham &amp; Grolemund, 2017, Cap\\uc0\\u237{}tulo 6)&quot;,&quot;plainCitation&quot;:&quot;(Wickham &amp; Grolemund, 2017, Capítulo 6)&quot;,&quot;noteIndex&quot;:0},&quot;citationItems&quot;:[{&quot;id&quot;:53,&quot;uris&quot;:[&quot;http://zotero.org/users/6139133/items/DGZ8QZBQ&quot;],&quot;uri&quot;:[&quot;http://zotero.org/users/6139133/items/DGZ8QZBQ&quot;],&quot;itemData&quot;:{&quot;id&quot;:53,&quot;type&quot;:&quot;book&quot;,&quot;abstract&quot;:&quot;Learn how to use R to turn raw data into insight, knowledge, and understanding. This book introduces you to R, RStudio, and the tidyverse, a collection of R packages designed to work together to make data science fast, fluent, and fun. Suitable for readers with no previous programming experience, R for Data Science is designed to get you doing data science as quickly as possible.Authors Hadley Wickham and Garrett Grolemund guide you through the steps of importing, wrangling, exploring, and modeling your data and communicating the results. You’ll get a complete, big-picture understanding of the data science cycle, along with basic tools you need to manage the details. Each section of the book is paired with exercises to help you practice what you’ve learned along the way.You’ll learn how to:Wrangle—transform your datasets into a form convenient for analysisProgram—learn powerful R tools for solving data problems with greater clarity and easeExplore—examine your data, generate hypotheses, and quickly test themModel—provide a low-dimensional summary that captures true \&quot;signals\&quot; in your datasetCommunicate—learn R Markdown for integrating prose, code, and results&quot;,&quot;edition&quot;:&quot;1 edition&quot;,&quot;event-place&quot;:&quot;Sebastopol, CA&quot;,&quot;ISBN&quot;:&quot;978-1-4919-1039-9&quot;,&quot;language&quot;:&quot;English&quot;,&quot;number-of-pages&quot;:&quot;520&quot;,&quot;publisher&quot;:&quot;O'Reilly Media&quot;,&quot;publisher-place&quot;:&quot;Sebastopol, CA&quot;,&quot;source&quot;:&quot;Amazon&quot;,&quot;title&quot;:&quot;R for Data Science: Import, Tidy, Transform, Visualize, and Model Data&quot;,&quot;title-short&quot;:&quot;R for Data Science&quot;,&quot;author&quot;:[{&quot;family&quot;:&quot;Wickham&quot;,&quot;given&quot;:&quot;Hadley&quot;},{&quot;family&quot;:&quot;Grolemund&quot;,&quot;given&quot;:&quot;Garrett&quot;}],&quot;issued&quot;:{&quot;date-parts&quot;:[[&quot;2017&quot;,1,10]]}},&quot;locator&quot;:&quot;6&quot;,&quot;label&quot;:&quot;chapter&quot;}],&quot;schema&quot;:&quot;https://github.com/citation-style-language/schema/raw/master/csl-citation.json&quot;} RND50nkJ0IhE1"/></text:p>
            <text:p text:style-name="Standard"/>
            <text:p text:style-name="P20"><text:reference-mark-start text:name="ZOTERO_ITEM CSL_CITATION {&quot;citationID&quot;:&quot;WuSaBooU&quot;,&quot;properties&quot;:{&quot;formattedCitation&quot;:&quot;(Grolemund &amp; Wickham, 2014, Cap\\uc0\\u237{}tulo 7)&quot;,&quot;plainCitation&quot;:&quot;(Grolemund &amp; Wickham, 2014, Capítulo 7)&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7&quot;,&quot;label&quot;:&quot;chapter&quot;}],&quot;schema&quot;:&quot;https://github.com/citation-style-language/schema/raw/master/csl-citation.json&quot;} RNDoDlQt6W198"/>(Grolemund &amp; Wickham, 2014, Capítulo 7)<text:reference-mark-end text:name="ZOTERO_ITEM CSL_CITATION {&quot;citationID&quot;:&quot;WuSaBooU&quot;,&quot;properties&quot;:{&quot;formattedCitation&quot;:&quot;(Grolemund &amp; Wickham, 2014, Cap\\uc0\\u237{}tulo 7)&quot;,&quot;plainCitation&quot;:&quot;(Grolemund &amp; Wickham, 2014, Capítulo 7)&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7&quot;,&quot;label&quot;:&quot;chapter&quot;}],&quot;schema&quot;:&quot;https://github.com/citation-style-language/schema/raw/master/csl-citation.json&quot;} RNDoDlQt6W198"/></text:p>
          </table:table-cell>
        </table:table-row>
        <table:table-row table:style-name="Tabla1.1">
          <table:table-cell table:style-name="Tabla1.A4" office:value-type="string">
            <text:p text:style-name="P34">6</text:p>
          </table:table-cell>
          <table:table-cell table:style-name="Tabla1.A4" office:value-type="string">
            <text:list xml:id="list101155013007048" text:continue-numbering="true" text:style-name="L4">
              <text:list-item>
                <text:p text:style-name="P73">El lenguaje de programación R (continuación)</text:p>
                <text:list>
                  <text:list-item>
                    <text:p text:style-name="P79">Condicionales</text:p>
                  </text:list-item>
                  <text:list-item>
                    <text:p text:style-name="P80"><text:soft-page-break/>Ciclos</text:p>
                  </text:list-item>
                  <text:list-item>
                    <text:p text:style-name="P81">Gráficos</text:p>
                  </text:list-item>
                </text:list>
              </text:list-item>
            </text:list>
          </table:table-cell>
          <table:table-cell table:style-name="Tabla1.A4" office:value-type="string">
            <text:p text:style-name="P20"><text:reference-mark-start text:name="ZOTERO_ITEM CSL_CITATION {&quot;citationID&quot;:&quot;60bSqCsa&quot;,&quot;properties&quot;:{&quot;formattedCitation&quot;:&quot;(Grolemund &amp; Wickham, 2014, Cap\\uc0\\u237{}tulo 9)&quot;,&quot;plainCitation&quot;:&quot;(Grolemund &amp; Wickham, 2014, Capítulo 9)&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9&quot;,&quot;label&quot;:&quot;chapter&quot;}],&quot;schema&quot;:&quot;https://github.com/citation-style-language/schema/raw/master/csl-citation.json&quot;} RNDiReuBlus9m"/>(Grolemund &amp; Wickham, 2014, Capítulo 9)<text:reference-mark-end text:name="ZOTERO_ITEM CSL_CITATION {&quot;citationID&quot;:&quot;60bSqCsa&quot;,&quot;properties&quot;:{&quot;formattedCitation&quot;:&quot;(Grolemund &amp; Wickham, 2014, Cap\\uc0\\u237{}tulo 9)&quot;,&quot;plainCitation&quot;:&quot;(Grolemund &amp; Wickham, 2014, Capítulo 9)&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9&quot;,&quot;label&quot;:&quot;chapter&quot;}],&quot;schema&quot;:&quot;https://github.com/citation-style-language/schema/raw/master/csl-citation.json&quot;} RNDiReuBlus9m"/></text:p>
            <text:p text:style-name="Standard"/>
            <text:p text:style-name="P20"><text:soft-page-break/><text:reference-mark-start text:name="ZOTERO_ITEM CSL_CITATION {&quot;citationID&quot;:&quot;35vrHL0E&quot;,&quot;properties&quot;:{&quot;formattedCitation&quot;:&quot;(Grolemund &amp; Wickham, 2014, Cap\\uc0\\u237{}tulo 11)&quot;,&quot;plainCitation&quot;:&quot;(Grolemund &amp; Wickham, 2014, Capítulo 11)&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11&quot;,&quot;label&quot;:&quot;chapter&quot;}],&quot;schema&quot;:&quot;https://github.com/citation-style-language/schema/raw/master/csl-citation.json&quot;} RNDX8CdIxNZXV"/>(Grolemund &amp; Wickham, 2014, Capítulo 11)<text:reference-mark-end text:name="ZOTERO_ITEM CSL_CITATION {&quot;citationID&quot;:&quot;35vrHL0E&quot;,&quot;properties&quot;:{&quot;formattedCitation&quot;:&quot;(Grolemund &amp; Wickham, 2014, Cap\\uc0\\u237{}tulo 11)&quot;,&quot;plainCitation&quot;:&quot;(Grolemund &amp; Wickham, 2014, Capítulo 11)&quot;,&quot;noteIndex&quot;:0},&quot;citationItems&quot;:[{&quot;id&quot;:65,&quot;uris&quot;:[&quot;http://zotero.org/users/6139133/items/TZC7KTHV&quot;],&quot;uri&quot;:[&quot;http://zotero.org/users/6139133/items/TZC7KTHV&quot;],&quot;itemData&quot;:{&quot;id&quot;:65,&quot;type&quot;:&quot;book&quot;,&quot;abstract&quot;:&quot;Learn how to program by diving into the R language, and then use your newfound skills to solve practical data science problems. With this book, you’ll learn how to load data, assemble and disassemble data objects, navigate R’s environment system, write your own functions, and use all of R’s programming tools.RStudio Master Instructor Garrett Grolemund not only teaches you how to program, but also shows you how to get more from R than just visualizing and modeling data. You’ll gain valuable programming skills and support your work as a data scientist at the same time.Work hands-on with three practical data analysis projects based on casino gamesStore, retrieve, and change data values in your computer’s memoryWrite programs and simulations that outperform those written by typical R usersUse R programming tools such as if else statements, for loops, and S3 classesLearn how to write lightning-fast vectorized R codeTake advantage of R’s package system and debugging toolsPractice and apply R programming concepts as you learn them&quot;,&quot;event-place&quot;:&quot;Sebastopol, CA&quot;,&quot;ISBN&quot;:&quot;978-1-4493-5901-0&quot;,&quot;language&quot;:&quot;English&quot;,&quot;number-of-pages&quot;:&quot;230&quot;,&quot;publisher&quot;:&quot;O'Reilly Media&quot;,&quot;publisher-place&quot;:&quot;Sebastopol, CA&quot;,&quot;source&quot;:&quot;Amazon&quot;,&quot;title&quot;:&quot;Hands-On Programming with R: Write Your Own Functions And Simulations&quot;,&quot;title-short&quot;:&quot;Hands-On Programming with R&quot;,&quot;author&quot;:[{&quot;family&quot;:&quot;Grolemund&quot;,&quot;given&quot;:&quot;Garrett&quot;},{&quot;family&quot;:&quot;Wickham&quot;,&quot;given&quot;:&quot;Hadley&quot;}],&quot;issued&quot;:{&quot;date-parts&quot;:[[&quot;2014&quot;,8,2]]}},&quot;locator&quot;:&quot;11&quot;,&quot;label&quot;:&quot;chapter&quot;}],&quot;schema&quot;:&quot;https://github.com/citation-style-language/schema/raw/master/csl-citation.json&quot;} RNDX8CdIxNZXV"/></text:p>
          </table:table-cell>
        </table:table-row>
        <table:table-row table:style-name="Tabla1.1">
          <table:table-cell table:style-name="Tabla1.A4" office:value-type="string">
            <text:p text:style-name="P34">7</text:p>
          </table:table-cell>
          <table:table-cell table:style-name="Tabla1.A4" office:value-type="string">
            <text:list xml:id="list65113429" text:style-name="L5">
              <text:list-item>
                <text:p text:style-name="P82"><text:span text:style-name="T30">D</text:span>atos geográficos en R</text:p>
                <text:list>
                  <text:list-item>
                    <text:p text:style-name="P83">El ecosistema espacial de R</text:p>
                  </text:list-item>
                  <text:list-item>
                    <text:p text:style-name="P82">Datos vectoriales</text:p>
                  </text:list-item>
                  <text:list-item>
                    <text:p text:style-name="P82">Datos raster</text:p>
                  </text:list-item>
                  <text:list-item>
                    <text:p text:style-name="P82">Sistemas espaciales de referencia</text:p>
                  </text:list-item>
                </text:list>
              </text:list-item>
            </text:list>
          </table:table-cell>
          <table:table-cell table:style-name="Tabla1.A4" office:value-type="string">
            <text:p text:style-name="P20"><text:reference-mark-start text:name="ZOTERO_ITEM CSL_CITATION {&quot;citationID&quot;:&quot;CxNGEyo7&quot;,&quot;properties&quot;:{&quot;formattedCitation&quot;:&quot;(Lovelace et\\uc0\\u160{}al., 2019, Cap\\uc0\\u237{}tulo 1)&quot;,&quot;plainCitation&quot;:&quot;(Lovelace et al., 2019, Capítulo 1)&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quot;,&quot;label&quot;:&quot;chapter&quot;}],&quot;schema&quot;:&quot;https://github.com/citation-style-language/schema/raw/master/csl-citation.json&quot;} RNDAGiAIjvDzI"/>(Lovelace et al., 2019, Capítulo 1)<text:reference-mark-end text:name="ZOTERO_ITEM CSL_CITATION {&quot;citationID&quot;:&quot;CxNGEyo7&quot;,&quot;properties&quot;:{&quot;formattedCitation&quot;:&quot;(Lovelace et\\uc0\\u160{}al., 2019, Cap\\uc0\\u237{}tulo 1)&quot;,&quot;plainCitation&quot;:&quot;(Lovelace et al., 2019, Capítulo 1)&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quot;,&quot;label&quot;:&quot;chapter&quot;}],&quot;schema&quot;:&quot;https://github.com/citation-style-language/schema/raw/master/csl-citation.json&quot;} RNDAGiAIjvDzI"/></text:p>
            <text:p text:style-name="Standard"/>
            <text:p text:style-name="P20"><text:reference-mark-start text:name="ZOTERO_ITEM CSL_CITATION {&quot;citationID&quot;:&quot;oxBB2O2N&quot;,&quot;properties&quot;:{&quot;formattedCitation&quot;:&quot;(Lovelace et\\uc0\\u160{}al., 2019, Cap\\uc0\\u237{}tulo 2)&quot;,&quot;plainCitation&quot;:&quot;(Lovelace et al., 2019, Capítulo 2)&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2&quot;,&quot;label&quot;:&quot;chapter&quot;}],&quot;schema&quot;:&quot;https://github.com/citation-style-language/schema/raw/master/csl-citation.json&quot;} RND78yVoNHuqJ"/>(Lovelace et al., 2019, Capítulo 2)<text:reference-mark-end text:name="ZOTERO_ITEM CSL_CITATION {&quot;citationID&quot;:&quot;oxBB2O2N&quot;,&quot;properties&quot;:{&quot;formattedCitation&quot;:&quot;(Lovelace et\\uc0\\u160{}al., 2019, Cap\\uc0\\u237{}tulo 2)&quot;,&quot;plainCitation&quot;:&quot;(Lovelace et al., 2019, Capítulo 2)&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2&quot;,&quot;label&quot;:&quot;chapter&quot;}],&quot;schema&quot;:&quot;https://github.com/citation-style-language/schema/raw/master/csl-citation.json&quot;} RND78yVoNHuqJ"/></text:p>
          </table:table-cell>
        </table:table-row>
        <table:table-row table:style-name="Tabla1.1">
          <table:table-cell table:style-name="Tabla1.A4" office:value-type="string">
            <text:p text:style-name="P34">8</text:p>
          </table:table-cell>
          <table:table-cell table:style-name="Tabla1.A4" office:value-type="string">
            <text:list xml:id="list3886233473" text:style-name="L6">
              <text:list-item>
                <text:p text:style-name="P84">Operaciones con atributos</text:p>
                <text:list>
                  <text:list-item>
                    <text:p text:style-name="P84">Manejo de atributos vectoriales</text:p>
                  </text:list-item>
                  <text:list-item>
                    <text:p text:style-name="P84">Manejo de objetos raster</text:p>
                  </text:list-item>
                </text:list>
              </text:list-item>
            </text:list>
          </table:table-cell>
          <table:table-cell table:style-name="Tabla1.A4" office:value-type="string">
            <text:p text:style-name="P20"><text:reference-mark-start text:name="ZOTERO_ITEM CSL_CITATION {&quot;citationID&quot;:&quot;4rmrIiuF&quot;,&quot;properties&quot;:{&quot;formattedCitation&quot;:&quot;(Lovelace et\\uc0\\u160{}al., 2019, Cap\\uc0\\u237{}tulo 3)&quot;,&quot;plainCitation&quot;:&quot;(Lovelace et al., 2019, Capítulo 3)&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3&quot;,&quot;label&quot;:&quot;chapter&quot;}],&quot;schema&quot;:&quot;https://github.com/citation-style-language/schema/raw/master/csl-citation.json&quot;} RNDTYVXVMcvTt"/>(Lovelace et al., 2019, Capítulo 3)<text:reference-mark-end text:name="ZOTERO_ITEM CSL_CITATION {&quot;citationID&quot;:&quot;4rmrIiuF&quot;,&quot;properties&quot;:{&quot;formattedCitation&quot;:&quot;(Lovelace et\\uc0\\u160{}al., 2019, Cap\\uc0\\u237{}tulo 3)&quot;,&quot;plainCitation&quot;:&quot;(Lovelace et al., 2019, Capítulo 3)&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3&quot;,&quot;label&quot;:&quot;chapter&quot;}],&quot;schema&quot;:&quot;https://github.com/citation-style-language/schema/raw/master/csl-citation.json&quot;} RNDTYVXVMcvTt"/></text:p>
          </table:table-cell>
        </table:table-row>
        <table:table-row table:style-name="Tabla1.1">
          <table:table-cell table:style-name="Tabla1.A4" office:value-type="string">
            <text:p text:style-name="P34">9</text:p>
          </table:table-cell>
          <table:table-cell table:style-name="Tabla1.A4" office:value-type="string">
            <text:list xml:id="list101155631498571" text:continue-numbering="true" text:style-name="L6">
              <text:list-item>
                <text:p text:style-name="P85">Operaciones con <text:span text:style-name="T51">datos espaciales</text:span></text:p>
                <text:list>
                  <text:list-item>
                    <text:p text:style-name="P87">Operaciones con datos vectoriales</text:p>
                  </text:list-item>
                  <text:list-item>
                    <text:p text:style-name="P85"><text:span text:style-name="T51">Operaciones con datos</text:span> raster</text:p>
                  </text:list-item>
                </text:list>
              </text:list-item>
            </text:list>
          </table:table-cell>
          <table:table-cell table:style-name="Tabla1.A4" office:value-type="string">
            <text:p text:style-name="P20"><text:reference-mark-start text:name="ZOTERO_ITEM CSL_CITATION {&quot;citationID&quot;:&quot;ASVbjQBz&quot;,&quot;properties&quot;:{&quot;formattedCitation&quot;:&quot;(Lovelace et\\uc0\\u160{}al., 2019, Cap\\uc0\\u237{}tulo 4)&quot;,&quot;plainCitation&quot;:&quot;(Lovelace et al., 2019, Capítulo 4)&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4&quot;,&quot;label&quot;:&quot;chapter&quot;}],&quot;schema&quot;:&quot;https://github.com/citation-style-language/schema/raw/master/csl-citation.json&quot;} RNDaKJ1qt4dPv"/>(Lovelace et al., 2019, Capítulo 4)<text:reference-mark-end text:name="ZOTERO_ITEM CSL_CITATION {&quot;citationID&quot;:&quot;ASVbjQBz&quot;,&quot;properties&quot;:{&quot;formattedCitation&quot;:&quot;(Lovelace et\\uc0\\u160{}al., 2019, Cap\\uc0\\u237{}tulo 4)&quot;,&quot;plainCitation&quot;:&quot;(Lovelace et al., 2019, Capítulo 4)&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4&quot;,&quot;label&quot;:&quot;chapter&quot;}],&quot;schema&quot;:&quot;https://github.com/citation-style-language/schema/raw/master/csl-citation.json&quot;} RNDaKJ1qt4dPv"/></text:p>
          </table:table-cell>
        </table:table-row>
        <table:table-row table:style-name="Tabla1.1">
          <table:table-cell table:style-name="Tabla1.A4" office:value-type="string">
            <text:p text:style-name="P34">10</text:p>
          </table:table-cell>
          <table:table-cell table:style-name="Tabla1.A4" office:value-type="string">
            <text:list xml:id="list101154816797527" text:continue-numbering="true" text:style-name="L6">
              <text:list-item>
                <text:p text:style-name="P85">Operaciones con <text:span text:style-name="T51">geometrías</text:span></text:p>
                <text:list>
                  <text:list-item>
                    <text:p text:style-name="P87">Operaciones con datos vectoriales</text:p>
                  </text:list-item>
                  <text:list-item>
                    <text:p text:style-name="P85"><text:span text:style-name="T51">Operaciones con datos</text:span> raster</text:p>
                  </text:list-item>
                </text:list>
              </text:list-item>
            </text:list>
          </table:table-cell>
          <table:table-cell table:style-name="Tabla1.A4" office:value-type="string">
            <text:p text:style-name="P20"><text:reference-mark-start text:name="ZOTERO_ITEM CSL_CITATION {&quot;citationID&quot;:&quot;cYRw8T7Y&quot;,&quot;properties&quot;:{&quot;formattedCitation&quot;:&quot;(Lovelace et\\uc0\\u160{}al., 2019, Cap\\uc0\\u237{}tulo 5)&quot;,&quot;plainCitation&quot;:&quot;(Lovelace et al., 2019, Capítulo 5)&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5&quot;,&quot;label&quot;:&quot;chapter&quot;}],&quot;schema&quot;:&quot;https://github.com/citation-style-language/schema/raw/master/csl-citation.json&quot;} RNDXRFwe66ler"/>(Lovelace et al., 2019, Capítulo 5)<text:reference-mark-end text:name="ZOTERO_ITEM CSL_CITATION {&quot;citationID&quot;:&quot;cYRw8T7Y&quot;,&quot;properties&quot;:{&quot;formattedCitation&quot;:&quot;(Lovelace et\\uc0\\u160{}al., 2019, Cap\\uc0\\u237{}tulo 5)&quot;,&quot;plainCitation&quot;:&quot;(Lovelace et al., 2019, Capítulo 5)&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5&quot;,&quot;label&quot;:&quot;chapter&quot;}],&quot;schema&quot;:&quot;https://github.com/citation-style-language/schema/raw/master/csl-citation.json&quot;} RNDXRFwe66ler"/></text:p>
          </table:table-cell>
        </table:table-row>
        <table:table-row table:style-name="Tabla1.1">
          <table:table-cell table:style-name="Tabla1.A4" office:value-type="string">
            <text:p text:style-name="P30">1<text:span text:style-name="T40">1</text:span></text:p>
          </table:table-cell>
          <table:table-cell table:style-name="Tabla1.A4" office:value-type="string">
            <text:list xml:id="list101155796443307" text:continue-numbering="true" text:style-name="L6">
              <text:list-item>
                <text:p text:style-name="P89">Reproyección de datos geográficos</text:p>
                <text:list>
                  <text:list-item>
                    <text:p text:style-name="P88"><text:span text:style-name="T52">Reproyección de</text:span> datos vectoriales</text:p>
                  </text:list-item>
                  <text:list-item>
                    <text:p text:style-name="P86"><text:span text:style-name="T52">Reproyección de datos</text:span> raster</text:p>
                  </text:list-item>
                </text:list>
              </text:list-item>
            </text:list>
          </table:table-cell>
          <table:table-cell table:style-name="Tabla1.A4" office:value-type="string">
            <text:p text:style-name="P20"><text:reference-mark-start text:name="ZOTERO_ITEM CSL_CITATION {&quot;citationID&quot;:&quot;AFTR1Bdm&quot;,&quot;properties&quot;:{&quot;formattedCitation&quot;:&quot;(Lovelace et\\uc0\\u160{}al., 2019, Cap\\uc0\\u237{}tulo 6)&quot;,&quot;plainCitation&quot;:&quot;(Lovelace et al., 2019, Capítulo 6)&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6&quot;,&quot;label&quot;:&quot;chapter&quot;}],&quot;schema&quot;:&quot;https://github.com/citation-style-language/schema/raw/master/csl-citation.json&quot;} RNDAmzF8imuTE"/>(Lovelace et al., 2019, Capítulo 6)<text:reference-mark-end text:name="ZOTERO_ITEM CSL_CITATION {&quot;citationID&quot;:&quot;AFTR1Bdm&quot;,&quot;properties&quot;:{&quot;formattedCitation&quot;:&quot;(Lovelace et\\uc0\\u160{}al., 2019, Cap\\uc0\\u237{}tulo 6)&quot;,&quot;plainCitation&quot;:&quot;(Lovelace et al., 2019, Capítulo 6)&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6&quot;,&quot;label&quot;:&quot;chapter&quot;}],&quot;schema&quot;:&quot;https://github.com/citation-style-language/schema/raw/master/csl-citation.json&quot;} RNDAmzF8imuTE"/></text:p>
          </table:table-cell>
        </table:table-row>
        <table:table-row table:style-name="Tabla1.1">
          <table:table-cell table:style-name="Tabla1.A4" office:value-type="string">
            <text:p text:style-name="P31">1<text:span text:style-name="T40">2</text:span></text:p>
          </table:table-cell>
          <table:table-cell table:style-name="Tabla1.A4" office:value-type="string">
            <text:list xml:id="list101155538330361" text:continue-numbering="true" text:style-name="L6">
              <text:list-item>
                <text:p text:style-name="P91">Lectura y escritura de datos <text:span text:style-name="T53">geográficos</text:span></text:p>
                <text:list>
                  <text:list-item>
                    <text:p text:style-name="P90">Recuperación de datos abiertos</text:p>
                  </text:list-item>
                  <text:list-item>
                    <text:p text:style-name="P91">Servicios web geográficos</text:p>
                  </text:list-item>
                  <text:list-item>
                    <text:p text:style-name="P91">Formatos de archivos</text:p>
                  </text:list-item>
                </text:list>
              </text:list-item>
            </text:list>
          </table:table-cell>
          <table:table-cell table:style-name="Tabla1.A4" office:value-type="string">
            <text:p text:style-name="P20"><text:reference-mark-start text:name="ZOTERO_ITEM CSL_CITATION {&quot;citationID&quot;:&quot;ddDvVrpl&quot;,&quot;properties&quot;:{&quot;formattedCitation&quot;:&quot;(Lovelace et\\uc0\\u160{}al., 2019, Cap\\uc0\\u237{}tulo 7)&quot;,&quot;plainCitation&quot;:&quot;(Lovelace et al., 2019, Capítulo 7)&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7&quot;,&quot;label&quot;:&quot;chapter&quot;}],&quot;schema&quot;:&quot;https://github.com/citation-style-language/schema/raw/master/csl-citation.json&quot;} RNDJAABRoogfV"/>(Lovelace et al., 2019, Capítulo 7)<text:reference-mark-end text:name="ZOTERO_ITEM CSL_CITATION {&quot;citationID&quot;:&quot;ddDvVrpl&quot;,&quot;properties&quot;:{&quot;formattedCitation&quot;:&quot;(Lovelace et\\uc0\\u160{}al., 2019, Cap\\uc0\\u237{}tulo 7)&quot;,&quot;plainCitation&quot;:&quot;(Lovelace et al., 2019, Capítulo 7)&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7&quot;,&quot;label&quot;:&quot;chapter&quot;}],&quot;schema&quot;:&quot;https://github.com/citation-style-language/schema/raw/master/csl-citation.json&quot;} RNDJAABRoogfV"/></text:p>
          </table:table-cell>
        </table:table-row>
        <table:table-row table:style-name="Tabla1.1">
          <table:table-cell table:style-name="Tabla1.A4" office:value-type="string">
            <text:p text:style-name="P31">1<text:span text:style-name="T40">3</text:span></text:p>
          </table:table-cell>
          <table:table-cell table:style-name="Tabla1.A4" office:value-type="string">
            <text:list xml:id="list101155871504553" text:continue-numbering="true" text:style-name="L6">
              <text:list-item>
                <text:p text:style-name="P92">Confección de mapas</text:p>
                <text:list>
                  <text:list-item>
                    <text:p text:style-name="P92">Mapas estáticos</text:p>
                  </text:list-item>
                  <text:list-item>
                    <text:p text:style-name="P92">Mapas animados</text:p>
                  </text:list-item>
                  <text:list-item>
                    <text:p text:style-name="P92">Mapas interactivos</text:p>
                  </text:list-item>
                </text:list>
              </text:list-item>
            </text:list>
          </table:table-cell>
          <table:table-cell table:style-name="Tabla1.A4" office:value-type="string">
            <text:p text:style-name="P20"><text:reference-mark-start text:name="ZOTERO_ITEM CSL_CITATION {&quot;citationID&quot;:&quot;1RsFq68h&quot;,&quot;properties&quot;:{&quot;formattedCitation&quot;:&quot;(Lovelace et\\uc0\\u160{}al., 2019, Cap\\uc0\\u237{}tulo 8)&quot;,&quot;plainCitation&quot;:&quot;(Lovelace et al., 2019, Capítulo 8)&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8&quot;,&quot;label&quot;:&quot;chapter&quot;}],&quot;schema&quot;:&quot;https://github.com/citation-style-language/schema/raw/master/csl-citation.json&quot;} RND7CJ32TRkc2"/>(Lovelace et al., 2019, Capítulo 8)<text:reference-mark-end text:name="ZOTERO_ITEM CSL_CITATION {&quot;citationID&quot;:&quot;1RsFq68h&quot;,&quot;properties&quot;:{&quot;formattedCitation&quot;:&quot;(Lovelace et\\uc0\\u160{}al., 2019, Cap\\uc0\\u237{}tulo 8)&quot;,&quot;plainCitation&quot;:&quot;(Lovelace et al., 2019, Capítulo 8)&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8&quot;,&quot;label&quot;:&quot;chapter&quot;}],&quot;schema&quot;:&quot;https://github.com/citation-style-language/schema/raw/master/csl-citation.json&quot;} RND7CJ32TRkc2"/></text:p>
          </table:table-cell>
        </table:table-row>
        <table:table-row table:style-name="Tabla1.1">
          <table:table-cell table:style-name="Tabla1.A4" office:value-type="string">
            <text:p text:style-name="P35">14</text:p>
          </table:table-cell>
          <table:table-cell table:style-name="Tabla1.A4" office:value-type="string">
            <text:list xml:id="list101154297101233" text:continue-numbering="true" text:style-name="L6">
              <text:list-item>
                <text:p text:style-name="P93">Enlaces con SIG</text:p>
                <text:list>
                  <text:list-item>
                    <text:p text:style-name="P93">QGIS</text:p>
                  </text:list-item>
                </text:list>
              </text:list-item>
            </text:list>
          </table:table-cell>
          <table:table-cell table:style-name="Tabla1.A4" office:value-type="string">
            <text:p text:style-name="P20"><text:reference-mark-start text:name="ZOTERO_ITEM CSL_CITATION {&quot;citationID&quot;:&quot;3JYmrpaL&quot;,&quot;properties&quot;:{&quot;formattedCitation&quot;:&quot;(Lovelace et\\uc0\\u160{}al., 2019, Cap\\uc0\\u237{}tulo 9)&quot;,&quot;plainCitation&quot;:&quot;(Lovelace et al., 2019, Capítulo 9)&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9&quot;,&quot;label&quot;:&quot;chapter&quot;}],&quot;schema&quot;:&quot;https://github.com/citation-style-language/schema/raw/master/csl-citation.json&quot;} RND4tkPEirPcJ"/>(Lovelace et al., 2019, Capítulo 9)<text:reference-mark-end text:name="ZOTERO_ITEM CSL_CITATION {&quot;citationID&quot;:&quot;3JYmrpaL&quot;,&quot;properties&quot;:{&quot;formattedCitation&quot;:&quot;(Lovelace et\\uc0\\u160{}al., 2019, Cap\\uc0\\u237{}tulo 9)&quot;,&quot;plainCitation&quot;:&quot;(Lovelace et al., 2019, Capítulo 9)&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9&quot;,&quot;label&quot;:&quot;chapter&quot;}],&quot;schema&quot;:&quot;https://github.com/citation-style-language/schema/raw/master/csl-citation.json&quot;} RND4tkPEirPcJ"/></text:p>
          </table:table-cell>
        </table:table-row>
        <table:table-row table:style-name="Tabla1.1">
          <table:table-cell table:style-name="Tabla1.A4" office:value-type="string">
            <text:p text:style-name="P36">15</text:p>
          </table:table-cell>
          <table:table-cell table:style-name="Tabla1.A4" office:value-type="string">
            <text:list xml:id="list101155055878774" text:continue-numbering="true" text:style-name="L6">
              <text:list-item>
                <text:p text:style-name="P94">Aprendizaje estadístico</text:p>
                <text:list>
                  <text:list-item>
                    <text:p text:style-name="P94">Distribuciones de probabilidad</text:p>
                  </text:list-item>
                  <text:list-item>
                    <text:p text:style-name="P95">Regresión</text:p>
                  </text:list-item>
                  <text:list-item>
                    <text:p text:style-name="P101">Modelos</text:p>
                  </text:list-item>
                </text:list>
              </text:list-item>
            </text:list>
          </table:table-cell>
          <table:table-cell table:style-name="Tabla1.A4" office:value-type="string">
            <text:p text:style-name="P20"><text:reference-mark-start text:name="ZOTERO_ITEM CSL_CITATION {&quot;citationID&quot;:&quot;rCINYyV6&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nqPYlK6Isj"/>(Lovelace et al., 2019, Capítulo 10)<text:reference-mark-end text:name="ZOTERO_ITEM CSL_CITATION {&quot;citationID&quot;:&quot;rCINYyV6&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nqPYlK6Isj"/></text:p>
          </table:table-cell>
        </table:table-row>
        <table:table-row table:style-name="Tabla1.1">
          <table:table-cell table:style-name="Tabla1.A4" office:value-type="string">
            <text:p text:style-name="P36">16</text:p>
          </table:table-cell>
          <table:table-cell table:style-name="Tabla1.A4" office:value-type="string">
            <text:list xml:id="list101154173415230" text:continue-numbering="true" text:style-name="L6">
              <text:list-item>
                <text:p text:style-name="P94">Aprendizaje estadístico (continuación)</text:p>
                <text:list>
                  <text:list-item>
                    <text:p text:style-name="P95">Validación de modelos</text:p>
                  </text:list-item>
                  <text:list-item>
                    <text:p text:style-name="P95">Graficación</text:p>
                  </text:list-item>
                </text:list>
              </text:list-item>
            </text:list>
          </table:table-cell>
          <table:table-cell table:style-name="Tabla1.A4" office:value-type="string">
            <text:p text:style-name="P20"><text:reference-mark-start text:name="ZOTERO_ITEM CSL_CITATION {&quot;citationID&quot;:&quot;RC6meLQo&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dOrAuDVMmI"/>(Lovelace et al., 2019, Capítulo 10)<text:reference-mark-end text:name="ZOTERO_ITEM CSL_CITATION {&quot;citationID&quot;:&quot;RC6meLQo&quot;,&quot;properties&quot;:{&quot;formattedCitation&quot;:&quot;(Lovelace et\\uc0\\u160{}al., 2019, Cap\\uc0\\u237{}tulo 10)&quot;,&quot;plainCitation&quot;:&quot;(Lovelace et al., 2019, Capítulo 10)&quot;,&quot;noteIndex&quot;:0},&quot;citationItems&quot;:[{&quot;id&quot;:4,&quot;uris&quot;:[&quot;http://zotero.org/users/6139133/items/DUHKVZFW&quot;],&quot;uri&quot;:[&quot;http://zotero.org/users/6139133/items/DUHKVZFW&quot;],&quot;itemData&quot;:{&quot;id&quot;:4,&quot;type&quot;:&quot;book&quot;,&quot;abstract&quot;:&quot;Geocomputation with R is for people who want to analyze, visualize and model geographic data with open source software. It is based on R, a statistical programming language that has powerful data processing, visualization, and geospatial capabilities. The book equips you with the knowledge and skills to tackle a wide range of issues manifested in geographic data, including those with scientific, societal, and environmental implications. This book will interest people from many backgrounds, especially Geographic Information Systems (GIS) users interested in applying their domain-specific knowledge in a powerful open source language for data science, and R users interested in extending their skills to handle spatial data.The book is divided into three parts: (I) Foundations, aimed at getting you up-to-speed with geographic data in R, (II) extensions, which covers advanced techniques, and (III) applications to real-world problems. The chapters cover progressively more advanced topics, with early chapters providing strong foundations on which the later chapters build. Part I describes the nature of spatial datasets in R and methods for manipulating them. It also covers geographic data import/export and transforming coordinate reference systems. Part II represents methods that build on these foundations. It covers advanced map making (including web mapping), \&quot;bridges\&quot; to GIS, sharing reproducible code, and how to do cross-validation in the presence of spatial autocorrelation. Part III applies the knowledge gained to tackle real-world problems, including representing and modeling transport systems, finding optimal locations for stores or services, and ecological modeling. Exercises at the end of each chapter give you the skills needed to tackle a range of geospatial problems. Solutions for each chapter and supplementary materials providing extended examples are available at https://geocompr.github.io/geocompkg/articles/.Dr. Robin Lovelace is a University Academic Fellow at the University of Leeds, where he has taught R for geographic research over many years, with a focus on transport systems. Dr. Jakub Nowosad is an Assistant Professor in the Department of Geoinformation at the Adam Mickiewicz University in Poznan, where his focus is on the analysis of large datasets to understand environmental processes. Dr. Jannes Muenchow is a Postdoctoral Researcher in the GIScience Department at the University of Jena, where he develops and teaches a range of geographic methods, with a focus on ecological modeling, statistical geocomputing, and predictive mapping. All three are active developers and work on a number of R packages, including stplanr, sabre, and RQGIS.&quot;,&quot;edition&quot;:&quot;1 edition&quot;,&quot;language&quot;:&quot;English&quot;,&quot;number-of-pages&quot;:&quot;353&quot;,&quot;publisher&quot;:&quot;Chapman and Hall/CRC&quot;,&quot;source&quot;:&quot;Amazon&quot;,&quot;title&quot;:&quot;Geocomputation with R&quot;,&quot;author&quot;:[{&quot;family&quot;:&quot;Lovelace&quot;,&quot;given&quot;:&quot;Robin&quot;},{&quot;family&quot;:&quot;Nowosad&quot;,&quot;given&quot;:&quot;Jakub&quot;},{&quot;family&quot;:&quot;Muenchow&quot;,&quot;given&quot;:&quot;Jannes&quot;}],&quot;issued&quot;:{&quot;date-parts&quot;:[[&quot;2019&quot;,3,22]]}},&quot;locator&quot;:&quot;10&quot;,&quot;label&quot;:&quot;chapter&quot;}],&quot;schema&quot;:&quot;https://github.com/citation-style-language/schema/raw/master/csl-citation.json&quot;} RNDdOrAuDVMmI"/></text:p>
          </table:table-cell>
        </table:table-row>
      </table:table>
      <text:p text:style-name="P56"/>
      <text:p text:style-name="P56"/>
      <text:p text:style-name="P57"><text:soft-page-break/>4. METODOLOGÍA</text:p>
      <text:p text:style-name="P39">Los contenidos serán explicados por el profesor mediante clases magistrales y <text:span text:style-name="T54">puestos en práctica por los estudiantes en sesiones de laboratorio. Es importante que los estudiantes estudien los materiales asignados previamente a cada lección y dediquen tiempo adicional al de los laboratorios para reforzar los temas cubiertos en estos.</text:span></text:p>
      <text:p text:style-name="P38"/>
      <text:p text:style-name="P38"/>
      <text:p text:style-name="P57">5. EVALUACIÓN</text:p>
      <text:p text:style-name="P41">La nota final del curso estará compuesta por:</text:p>
      <text:p text:style-name="P41"/>
      <text:list xml:id="list1779627140" text:style-name="L7">
        <text:list-item>
          <text:p text:style-name="P102">Informes de laboratorios (<text:span text:style-name="T58">40</text:span>%)</text:p>
        </text:list-item>
      </text:list>
      <text:list xml:id="list233411116" text:style-name="L8">
        <text:list-item>
          <text:p text:style-name="P103">Tarea programada 1 (<text:span text:style-name="T57">30</text:span>%)</text:p>
        </text:list-item>
      </text:list>
      <text:list xml:id="list101154446495923" text:continue-list="list1779627140" text:style-name="L7">
        <text:list-item>
          <text:p text:style-name="P71">Tarea programada 2 (<text:span text:style-name="T57">30</text:span>%)</text:p>
        </text:list-item>
      </text:list>
      <text:p text:style-name="P43"/>
      <text:p text:style-name="P40"/>
      <text:p text:style-name="P61"><text:span text:style-name="T25">6</text:span><text:span text:style-name="T23">. NORMATIVA DE INTERÉS <text:s/>(como primera instancia, el estudiantado puede acudir a: </text:span><text:a xlink:type="simple" xlink:href="mailto:geografia@ucr.ac.cr" text:style-name="Internet_20_link" text:visited-style-name="Visited_20_Internet_20_Link"><text:span text:style-name="Internet_20_link"><text:span text:style-name="T23">geografia@ucr.ac.cr</text:span></text:span></text:a><text:span text:style-name="T23">; o bien, al director de Escuela: <text:s/></text:span><text:a xlink:type="simple" xlink:href="mailto:pascal.girotpignot@ucr.ac.cr" text:style-name="Internet_20_link" text:visited-style-name="Visited_20_Internet_20_Link"><text:span text:style-name="T24">pascal.girotpignot@ucr.ac.cr</text:span></text:a><text:span text:style-name="T24"> </text:span><text:span text:style-name="T23">).</text:span></text:p>
      <text:p text:style-name="P57"/>
      <text:p text:style-name="P59"><text:span text:style-name="T2">El </text:span><text:span text:style-name="T4">Reglamento de Régimen Disciplinario del Personal Académico </text:span><text:span text:style-name="T2">establece mecanismos para resolver situaciones que afectan la excelencia en el ejercicio de la labor académica y en el desarrollo armonioso de los procesos institucionales.</text:span></text:p>
      <text:p text:style-name="P59"><text:span text:style-name="T2">El </text:span><text:span text:style-name="T4">Reglamento de Orden y Disciplina de los Estudiantes de la UCR</text:span><text:span text:style-name="T2"> regula la disciplina del estudiantado en TODOS los recintos de la Institución y en aquellas acciones u omisiones que, aunque se produzcan fuera de las instalaciones que comprometan la buena marcha o el buen nombre de la Universidad de Costa Rica. Se establecen faltas, sanciones y procedimientos.</text:span></text:p>
      <text:p text:style-name="P59"><text:span text:style-name="T2">El </text:span><text:span text:style-name="T4">Reglamento de Régimen Académico Estudiantil</text:span><text:span text:style-name="T2"> rige los procedimientos relacionados con la evaluación y orientación académica de las diversas categorías de estudiantes de la UCR. Incluye la orientación académica en cualquier época del año, las pruebas de reposición y pruebas opcionales, las necesidades educativas especiales, la igualdad y la equiparación de oportunidades, las funciones y deberes del profesor consejero, qué es un plan de estudios, la administración de los cursos, las normas de evaluación, las calificaciones e informes finales, el rendimiento académico del estudiantado, la orientación en matrícula, etc.</text:span></text:p>
      <text:p text:style-name="P59"><text:span text:style-name="T2">El </text:span><text:span text:style-name="T4">Reglamento de la Universidad de Costa Rica en contra del Hostigamiento Sexual </text:span><text:span text:style-name="T2">cubre a hombres y mujeres (docentes, administrativos y estudiantes). Esta norma está para proteger la dignidad de la persona en sus relaciones y garantiza un clima </text:span><text:soft-page-break/><text:span text:style-name="T2">académico fundamentado en el respeto a la libertad, el trabajo, la igualdad, la equidad, el respeto mutuo y que conduzca al desarrollo intelectual, profesional y social, libre de cualquier forma de discriminación y violencia. Las denuncias se interponen ante la Comisión Institucional contra el Hostigamiento Sexual, que, con total confidencialidad, da seguimiento a los casos y consultas en esta materia.</text:span></text:p>
      <text:p text:style-name="P59"><text:span text:style-name="T2">El </text:span><text:span text:style-name="T4">Reglamento del Servicio de Transportes</text:span><text:span text:style-name="T2"> que es aplicable a los miembros de la comunidad universitaria que en sus labores o actividades académicas, usen o controlen los recursos de transporte de la Universidad de Costa Rica. También se cuenta con la </text:span><text:span text:style-name="T4">Normativa para salidas de campo de la Escuela de Geografía.</text:span></text:p>
      <text:p text:style-name="P57">Para casos de emergencias, comunicarse al teléfono: 2511-4911</text:p>
      <text:p text:style-name="P57"/>
      <text:p text:style-name="P57"/>
      <text:p text:style-name="P58"><text:span text:style-name="T55">7</text:span>. BIBLIOGRAFÍA</text:p>
      <text:p text:style-name="P51">Bibliografía obligatoria:</text:p>
      <text:p text:style-name="P52">Grolemund, G., &amp; Wickham, H. (2014). Hands-On Programming with R: Write Your Own Functions And Simulations. O’Reilly Media. <text:span text:style-name="T47">Disponible en </text:span><text:a xlink:type="simple" xlink:href="https://rstudio-education.github.io/hopr/" text:style-name="Internet_20_link" text:visited-style-name="Visited_20_Internet_20_Link"><text:span text:style-name="T47">https://rstudio-education.github.io/hopr/</text:span></text:a></text:p>
      <text:p text:style-name="P52"/>
      <text:p text:style-name="P54"><text:span text:style-name="T49">Lovelace, R., Nowosad, J., &amp; Muenchow, J. (2019). Geocomputation with R (1 edition). Chapman and Hall/CRC. </text:span><text:span text:style-name="T50">Disponible en</text:span><text:span text:style-name="T20"> </text:span><text:a xlink:type="simple" xlink:href="https://geocompr.robinlovelace.net/" text:style-name="Internet_20_link" text:visited-style-name="Visited_20_Internet_20_Link"><text:span text:style-name="T49">https://geocompr.robinlovelace.net/</text:span></text:a></text:p>
      <text:p text:style-name="P44"/>
      <text:p text:style-name="P55"><text:span text:style-name="T21">Singleton, A., &amp; Arribas‐Bel, D. (2019). Geographic Data Science. Geographical Analysis, gean.12194. </text:span><text:a xlink:type="simple" xlink:href="https://doi.org/10.1111/gean.12194" text:style-name="Internet_20_link" text:visited-style-name="Visited_20_Internet_20_Link"><text:span text:style-name="T42">https://doi.org/10.1111/gean.12194</text:span></text:a></text:p>
      <text:p text:style-name="P42"/>
      <text:p text:style-name="P42"/>
      <text:p text:style-name="P60"><text:span text:style-name="T3">Bibliografía complementaria:</text:span><text:span text:style-name="T26"> </text:span></text:p>
      <text:p text:style-name="P53">Adler, J. (2012). R in a Nutshell: A Desktop Quick Reference (Second edition). O’Reilly Media. <text:span text:style-name="T41">Disponible en </text:span><text:a xlink:type="simple" xlink:href="http://guianaplants.stir.ac.uk/seminar/resources/R_in_a_Nutshell_Second_Edition.pdf" text:style-name="Internet_20_link" text:visited-style-name="Visited_20_Internet_20_Link"><text:span text:style-name="T41">http://guianaplants.stir.ac.uk/seminar/resources/R_in_a_Nutshell_Second_Edition.pdf</text:span></text:a></text:p>
      <text:p text:style-name="P53"/>
      <text:p text:style-name="P46">Gillespie, C., &amp; Lovelace, R. (2017). Efficient R Programming (1 edition). O’Reilly Media. <text:span text:style-name="T39">Disponible en </text:span><text:a xlink:type="simple" xlink:href="https://csgillespie.github.io/efficientR/" text:style-name="Internet_20_link" text:visited-style-name="Visited_20_Internet_20_Link"><text:span text:style-name="T39">https://csgillespie.github.io/efficientR/</text:span></text:a></text:p>
      <text:p text:style-name="P46"/>
      <text:p text:style-name="P46">Long, J. D., &amp; Teetor, P. (2019). R Cookbook: Proven Recipes for Data Analysis, Statistics, and Graphics (2 edition). O’Reilly Media. <text:span text:style-name="T39">Disponible en </text:span><text:a xlink:type="simple" xlink:href="https://rc2e.com/" text:style-name="Internet_20_link" text:visited-style-name="Visited_20_Internet_20_Link"><text:span text:style-name="T39">https://rc2e.com/</text:span></text:a></text:p>
      <text:p text:style-name="P46"/>
      <text:p text:style-name="P47"><text:soft-page-break/>Mas, J-F. (2018). Análisis espacial con R: Usa R como un Sistema de Información Geográfica. European Scientific Institute. <text:span text:style-name="T38">Disponible en </text:span><text:a xlink:type="simple" xlink:href="http://eujournal.org/files/journals/1/books/JeanFrancoisMas.pdf" text:style-name="Internet_20_link" text:visited-style-name="Visited_20_Internet_20_Link"><text:span text:style-name="T38">http://eujournal.org/files/journals/1/books/JeanFrancoisMas.pdf</text:span></text:a></text:p>
      <text:p text:style-name="P46"/>
      <text:p text:style-name="P46">Olaya, V. (2016). Sistemas de Información Geográfica. CreateSpace Independent Publishing Platform. <text:span text:style-name="T37">Disponible en </text:span><text:a xlink:type="simple" xlink:href="https://volaya.github.io/libro-sig/" text:style-name="Internet_20_link" text:visited-style-name="Visited_20_Internet_20_Link"><text:span text:style-name="T37">https://volaya.github.io/libro-sig/</text:span></text:a></text:p>
      <text:p text:style-name="P46"/>
      <text:p text:style-name="P46">Wickham, H., &amp; Grolemund, G. (2017). R for Data Science: Import, Tidy, Transform, Visualize, and Model Data (1 edition). O’Reilly Media. <text:span text:style-name="T39">Disponible en </text:span><text:a xlink:type="simple" xlink:href="https://r4ds.had.co.nz/" text:style-name="Internet_20_link" text:visited-style-name="Visited_20_Internet_20_Link"><text:span text:style-name="T39">https://r4ds.had.co.nz/</text:span></text:a><text:span text:style-name="T39"> </text:span></text:p>
      <text:p text:style-name="P46"/>
      <text:p text:style-name="P46"/>
      <text:p text:style-name="P50">Tutoriales:</text:p>
      <text:p text:style-name="P45"><text:span text:style-name="T43">Free Online Course—Introduction to GIS in R. </text:span>(s/f). Atlan. Recuperado el 2 de marzo de 2020, de <text:a xlink:type="simple" xlink:href="https://atlan.com/courses/introduction-to-gis-r/overview/" text:style-name="Internet_20_link" text:visited-style-name="Visited_20_Internet_20_Link">https://atlan.com/courses/introduction-to-gis-r/overview/</text:a></text:p>
      <text:p text:style-name="P45"/>
      <text:p text:style-name="P45">Introductory Material: Introduction to Conda. (s/f). Recuperado el 1 de marzo de 2020, de <text:a xlink:type="simple" xlink:href="https://geohackweek.github.io/Introductory/01-conda-tutorial/" text:style-name="Internet_20_link" text:visited-style-name="Visited_20_Internet_20_Link">https://geohackweek.github.io/Introductory/01-conda-tutorial/</text:a></text:p>
      <text:p text:style-name="P45"/>
      <text:p text:style-name="P45">Learn the Command Line | Codecademy. (s/f). Recuperado el 1 de marzo de 2020, de <text:a xlink:type="simple" xlink:href="https://www.codecademy.com/learn/learn-the-command-line" text:style-name="Internet_20_link" text:visited-style-name="Visited_20_Internet_20_Link">https://www.codecademy.com/learn/learn-the-command-line</text:a></text:p>
      <text:p text:style-name="P45"/>
      <text:p text:style-name="P45">Markdown Tutorial. (s/f). Recuperado el 1 de marzo de 2020, de <text:a xlink:type="simple" xlink:href="https://www.markdowntutorial.com/" text:style-name="Internet_20_link" text:visited-style-name="Visited_20_Internet_20_Link">https://www.markdowntutorial.com/</text:a></text:p>
      <text:p text:style-name="P46"/>
      <text:p text:style-name="P48">Miksch, J. (s/f). GDAL/OGR - Automated Geodata Processing. Jakob Miksch. Recuperado el 1 de marzo de 2020, de <text:a xlink:type="simple" xlink:href="https://jakobmiksch.eu/post/gdal_ogr/" text:style-name="Internet_20_link" text:visited-style-name="Visited_20_Internet_20_Link">https://jakobmiksch.eu/post/gdal_ogr/</text:a> </text:p>
      <text:p text:style-name="P48"/>
      <text:p text:style-name="P48">R for Social Scientists. (s/f). Recuperado el 1 de marzo de 2020, de <text:a xlink:type="simple" xlink:href="https://datacarpentry.org/r-socialsci/" text:style-name="Internet_20_link" text:visited-style-name="Visited_20_Internet_20_Link">https://datacarpentry.org/r-socialsci/</text:a> </text:p>
      <text:p text:style-name="P48"/>
      <text:p text:style-name="P49">The Best Git Tutorials. (2019, noviembre 21). FreeCodeCamp.Org. <text:a xlink:type="simple" xlink:href="https://www.freecodecamp.org/news/best-git-tutorial/" text:style-name="Internet_20_link" text:visited-style-name="Visited_20_Internet_20_Link">https://www.freecodecamp.org/news/best-git-tutorial/</text:a></text:p>
      <text:p text:style-name="P49"/>
      <text:p text:style-name="P49">Walum, H. (s/f). Teacups, giraffes, &amp; statistics. Recuperado el 2 de marzo de 2020, de <text:a xlink:type="simple" xlink:href="https://tinystats.github.io/teacups-giraffes-and-statistics/" text:style-name="Internet_20_link" text:visited-style-name="Visited_20_Internet_20_Link">https://tinystats.github.io/teacups-giraffes-and-statistic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3" svg:font-family="Calibri"/>
    <style:font-face style:name="Calibri Light" svg:font-family="'Calibri Light'"/>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s" fo:country="CR"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7.2806in" fo:margin-left="-0.0819in" fo:margin-top="0in" fo:margin-bottom="0in" table:align="left" style:writing-mode="lr-tb"/>
    </style:style>
    <style:style style:name="Tabla3.A" style:family="table-column">
      <style:table-column-properties style:column-width="2.6576in"/>
    </style:style>
    <style:style style:name="Tabla3.B" style:family="table-column">
      <style:table-column-properties style:column-width="2.0701in"/>
    </style:style>
    <style:style style:name="Tabla3.C" style:family="table-column">
      <style:table-column-properties style:column-width="2.5528in"/>
    </style:style>
    <style:style style:name="Tabla3.1" style:family="table-row">
      <style:table-row-properties fo:keep-together="auto"/>
    </style:style>
    <style:style style:name="Tabla3.A1" style:family="table-cell">
      <style:table-cell-properties style:vertical-align="middle" fo:background-color="#ffffff" fo:padding-left="0.0819in" fo:padding-right="0.075in" fo:padding-top="0.0382in" fo:padding-bottom="0.0382in" fo:border-left="none" fo:border-right="none" fo:border-top="none" fo:border-bottom="0.05pt solid #000000">
        <style:background-image/>
      </style:table-cell-properties>
    </style:style>
    <style:style style:name="M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3" style:family="paragraph" style:parent-style-name="Header">
      <style:paragraph-properties fo:text-align="end" style:justify-single-word="false"/>
      <style:text-properties fo:font-variant="small-caps" style:font-name="Calibri" fo:font-size="40pt" style:text-underline-style="solid" style:text-underline-width="auto" style:text-underline-color="#0070c0" officeooo:paragraph-rsid="0009e7c4" style:font-size-asian="40pt" style:font-name-complex="Calibri4" style:font-size-complex="40pt"/>
    </style:style>
    <style:style style:name="MP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P5" style:family="paragraph" style:parent-style-name="Standard">
      <style:text-properties officeooo:paragraph-rsid="0009e7c4"/>
    </style:style>
    <style:style style:name="MP6" style:family="paragraph" style:parent-style-name="Footer">
      <style:paragraph-properties fo:margin-left="0in" fo:margin-right="0.25in" fo:text-align="center"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7" style:family="paragraph">
      <style:paragraph-properties fo:text-align="center"/>
    </style:style>
    <style:style style:name="MP8" style:family="paragraph" style:parent-style-name="Footer">
      <style:paragraph-properties fo:margin-left="0in" fo:margin-right="0.25in" fo:text-align="start" style:justify-single-word="false" fo:text-indent="0in" style:auto-text-indent="false"/>
      <style:text-properties style:font-name="Calibri Light1" fo:font-size="8pt" fo:font-weight="bold" officeooo:rsid="00362bfe" officeooo:paragraph-rsid="0009e7c4" style:font-size-asian="8pt" style:font-weight-asian="bold" style:font-name-complex="Times New Roman" style:font-size-complex="8pt" style:font-weight-complex="bold"/>
    </style:style>
    <style:style style:name="MP9" style:family="paragraph" style:parent-style-name="Footer">
      <style:paragraph-properties fo:margin-left="0in" fo:margin-right="0.25in" fo:text-align="start" style:justify-single-word="false" fo:text-indent="0in" style:auto-text-indent="false"/>
      <style:text-properties style:font-name="Calibri Light1" fo:font-size="8pt" officeooo:paragraph-rsid="0009e7c4" style:font-size-asian="8pt" style:font-name-complex="Times New Roman" style:font-size-complex="8pt"/>
    </style:style>
    <style:style style:name="MP10" style:family="paragraph" style:parent-style-name="Footer">
      <style:paragraph-properties fo:margin-left="0in" fo:margin-right="0.25in" fo:text-align="start" style:justify-single-word="false" fo:text-indent="0in" style:auto-text-indent="false"/>
      <style:text-properties officeooo:paragraph-rsid="0009e7c4"/>
    </style:style>
    <style:style style:name="MP11" style:family="paragraph" style:parent-style-name="Footer">
      <style:paragraph-properties fo:margin-left="0in" fo:margin-right="0.25in" fo:text-align="start" style:justify-single-word="false" fo:text-indent="0in" style:auto-text-indent="false"/>
      <style:text-properties fo:font-size="8pt" officeooo:rsid="00463085" officeooo:paragraph-rsid="0009e7c4" style:font-size-asian="8pt" style:font-size-complex="8pt"/>
    </style:style>
    <style:style style:name="MT1" style:family="text">
      <style:text-properties fo:font-size="11pt" style:font-size-asian="11pt"/>
    </style:style>
    <style:style style:name="MT2" style:family="text">
      <style:text-properties style:font-name="Calibri Light1" fo:font-size="8pt" style:font-size-asian="8pt" style:font-name-complex="Times New Roman" style:font-size-complex="8pt" style:font-weight-complex="bold"/>
    </style:style>
    <style:style style:name="MT3" style:family="text">
      <style:text-properties fo:color="#000000" style:font-name="Calibri Light1" fo:font-size="8pt" style:text-underline-style="none" style:font-size-asian="8pt" style:font-name-complex="Times New Roman" style:font-size-complex="8pt" style:font-weight-complex="bold"/>
    </style:style>
    <style:style style:name="MT4" style:family="text">
      <style:text-properties fo:color="#000000" style:font-name="Calibri Light" fo:font-size="8pt" style:text-underline-style="none" officeooo:rsid="00bf4c8e" style:font-size-asian="8pt" style:font-name-complex="Times New Roman" style:font-size-complex="8pt" style:font-weight-complex="bold"/>
    </style:style>
    <style:style style:name="MT5" style:family="text">
      <style:text-properties fo:color="#000000" style:font-name="Calibri Light1" fo:font-style="italic" style:text-underline-style="none" style:font-style-asian="italic" style:font-name-complex="Times New Roman" style:font-weight-complex="bold"/>
    </style:style>
    <style:style style:name="MT6" style:family="text">
      <style:text-properties style:font-name="Calibri Light1" fo:font-style="italic" style:text-underline-style="solid" style:text-underline-width="auto" style:text-underline-color="font-color" style:font-style-asian="italic" style:font-name-complex="Times New Roman" style:font-weight-complex="bold"/>
    </style:style>
    <style:style style:name="MT7" style:family="text">
      <style:text-properties style:font-name="Calibri Light1" fo:font-style="italic" style:text-underline-style="none" style:font-style-asian="italic" style:font-name-complex="Times New Roman" style:font-weight-complex="bold"/>
    </style:style>
    <style:style style:name="MT8" style:family="text">
      <style:text-properties style:font-name="Calibri Light1" fo:font-style="normal" style:text-underline-style="none" style:font-style-asian="normal" style:font-name-complex="Times New Roman" style:font-style-complex="normal" style:font-weight-complex="bold"/>
    </style:style>
    <style:style style:name="MT9" style:family="text">
      <style:text-properties style:font-name="Calibri Light" fo:font-style="normal" style:text-underline-style="none" officeooo:rsid="00bf4c8e" style:font-style-asian="normal" style:font-name-complex="Times New Roman" style:font-style-complex="normal" style:font-weight-complex="bold"/>
    </style:style>
    <style:style style:name="MT10" style:family="text">
      <style:text-properties style:font-name="Calibri Light1" fo:font-style="normal" style:text-underline-style="none" officeooo:rsid="00bf4c8e" style:font-style-asian="normal" style:font-name-complex="Times New Roman" style:font-style-complex="normal" style:font-weight-complex="bold"/>
    </style:style>
    <style:style style:name="MT11" style:family="text">
      <style:text-properties style:font-name="Calibri Light1" fo:font-style="italic" style:text-underline-style="solid" style:text-underline-width="auto" style:text-underline-color="font-color" officeooo:rsid="00373950" style:font-style-asian="italic" style:font-name-complex="Times New Roman" style:font-weight-complex="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8in, 0in, 0.548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693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1.0646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1" text:anchor-type="as-char" svg:width="1.9898in" svg:height="0.8016in" draw:z-index="5"><draw:image xlink:href="Pictures/10000201000004350000020122E92CAEA66B1278.png" xlink:type="simple" xlink:show="embed" xlink:actuate="onLoad" loext:mime-type="image/png"/><svg:desc>firma_horizontal_cmyk.png</svg:desc></draw:frame></text:p>
            </table:table-cell>
            <table:table-cell table:style-name="Tabla3.A1" office:value-type="string">
              <text:p text:style-name="MP2"><text:span text:style-name="MT1">Página </text:span><text:span text:style-name="MT1"><text:page-number text:select-page="current">6</text:page-number></text:span><text:span text:style-name="MT1"><text:s/>de </text:span><text:span text:style-name="MT1"><text:page-count>6</text:page-count></text:span></text:p>
              <text:p text:style-name="MP1"/>
            </table:table-cell>
            <table:table-cell table:style-name="Tabla3.A1" office:value-type="string">
              <text:p text:style-name="MP3"><draw:frame text:anchor-type="paragraph" draw:z-index="23" draw:name="Forma1" draw:style-name="Mgr1" draw:text-style-name="MP4" svg:width="2.1295in" svg:height="0.9969in" svg:x="0.4043in" svg:y="-0.1264in"><draw:image xlink:href="Pictures/100002010000035D0000019F8532F17B46F21FAD.png" xlink:type="simple" xlink:show="embed" xlink:actuate="onLoad"><text:p/></draw:image></draw:frame></text:p>
            </table:table-cell>
          </table:table-row>
        </table:table>
        <text:p text:style-name="MP5"/>
      </style:header>
      <style:footer>
        <text:p text:style-name="MP6"><draw:frame draw:style-name="Mfr2" draw:name="Imagen2" text:anchor-type="paragraph" svg:x="5.4272in" svg:y="-0.0772in" svg:width="1.4909in" svg:height="1.2in" draw:z-index="17"><draw:image xlink:href="Pictures/10000000000001EA000001AD870E727B8B313BB2.png" xlink:type="simple" xlink:show="embed" xlink:actuate="onLoad" loext:mime-type="image/png"/></draw:frame><draw:line text:anchor-type="paragraph" draw:z-index="11" draw:name="Forma1" draw:style-name="Mgr2" draw:text-style-name="MP7" svg:x1="-0.098in" svg:y1="0.0543in" svg:x2="6.4437in" svg:y2="0.0543in"><text:p/></draw:line></text:p>
        <text:p text:style-name="MP8">Somos Geografía - UCR: Enseñando desde 1946 y formando profesionales a partir de 1974</text:p>
        <text:p text:style-name="MP9">Ciudad Universitaria Rodrigo Facio, San Pedro, Montes de Oca, San José, Costa Rica <text:tab/></text:p>
        <text:p text:style-name="MP10"><text:span text:style-name="MT2">Teléfonos: Recepción: </text:span><text:span text:style-name="Internet_20_link"><text:span text:style-name="MT3">2511-6402 </text:span></text:span><text:span text:style-name="Internet_20_link"><text:span text:style-name="MT4">|</text:span></text:span><text:span text:style-name="Internet_20_link"><text:span text:style-name="MT3"> Asuntos Estudiantiles 2511-6469 </text:span></text:span><text:span text:style-name="Internet_20_link"><text:span text:style-name="MT4">|</text:span></text:span><text:span text:style-name="Internet_20_link"><text:span text:style-name="MT3"> </text:span></text:span><text:span text:style-name="MT2">Código Postal 11501-2060</text:span></text:p>
        <text:p text:style-name="MP11"><text:span text:style-name="Internet_20_link"><text:span text:style-name="MT5">Página web: </text:span></text:span><text:a xlink:type="simple" xlink:href="http://www.geografia.fcs.ucr.ac.cr/" text:style-name="Internet_20_link" text:visited-style-name="Visited_20_Internet_20_Link"><text:span text:style-name="Internet_20_link"><text:span text:style-name="MT6">http://www.geografia.fcs.ucr.ac.cr</text:span></text:span></text:a><text:span text:style-name="Internet_20_link"><text:span text:style-name="MT7"> </text:span></text:span><text:span text:style-name="Internet_20_link"><text:span text:style-name="MT8"><text:s/></text:span></text:span><text:span text:style-name="Internet_20_link"><text:span text:style-name="MT9">|</text:span></text:span><text:span text:style-name="Internet_20_link"><text:span text:style-name="MT10"> </text:span></text:span><text:span text:style-name="MT6">dirección electrónica: </text:span><text:a xlink:type="simple" xlink:href="mailto:geografia@ucr.ac.cr" text:style-name="Internet_20_link" text:visited-style-name="Visited_20_Internet_20_Link"><text:span text:style-name="MT6">geograf</text:span></text:a><text:a xlink:type="simple" xlink:href="mailto:geografia@ucr.ac.cr" text:style-name="Internet_20_link" text:visited-style-name="Visited_20_Internet_20_Link"><text:span text:style-name="MT11">i</text:span></text:a><text:a xlink:type="simple" xlink:href="mailto:geografia@ucr.ac.cr" text:style-name="Internet_20_link" text:visited-style-name="Visited_20_Internet_20_Link"><text:span text:style-name="MT6">a@ucr.ac.c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1:24:16.325000000</meta:creation-date>
    <dc:date>2020-04-14T10:11:53.576212830</dc:date>
    <meta:editing-duration>PT22H57M15S</meta:editing-duration>
    <meta:editing-cycles>140</meta:editing-cycles>
    <meta:generator>LibreOffice/6.0.7.3$Linux_X86_64 LibreOffice_project/00m0$Build-3</meta:generator>
    <meta:document-statistic meta:table-count="2" meta:image-count="2" meta:object-count="0" meta:page-count="6" meta:paragraph-count="164" meta:word-count="1432" meta:character-count="9970" meta:non-whitespace-character-count="8756"/>
    <meta:user-defined meta:name="ZOTERO_PREF_1">&lt;data data-version="3" zotero-version="5.0.84"&gt;&lt;session id="ZKBfr3eG"/&gt;&lt;style id="http://www.zotero.org/styles/apa" locale="es-MX" hasBibliography="1" bibliographyStyleHasBeenSet="0"/&gt;&lt;prefs&gt;&lt;pref name="fieldType" value="ReferenceMark"/&gt;&lt;pref name="automa</meta:user-defined>
    <meta:user-defined meta:name="ZOTERO_PREF_2">ticJournalAbbreviations" value="true"/&gt;&lt;/prefs&gt;&lt;/data&gt;</meta:user-defined>
  </office:meta>
</office:document-meta>
</file>